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graphic-properties style:protect="size"/>
    </style:style>
    <style:style style:name="gr2" style:family="graphic" style:parent-style-name="code_20_saisie">
      <style:graphic-properties fo:min-height="3.75cm"/>
    </style:style>
    <style:style style:name="gr3" style:family="graphic" style:parent-style-name="code_20_saisie">
      <style:graphic-properties fo:min-height="3.25cm"/>
    </style:style>
    <style:style style:name="gr4" style:family="graphic" style:parent-style-name="standard">
      <style:graphic-properties draw:fill="solid" draw:fill-color="#c0c0c0"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solid" draw:fill-color="#ffffcc" draw:textarea-horizontal-align="center" draw:textarea-vertical-align="middle"/>
    </style:style>
    <style:style style:name="gr8" style:family="graphic" style:parent-style-name="standard">
      <style:graphic-properties draw:stroke="dash" draw:stroke-dash="Ultrafine_20_Dashed" draw:marker-end="Arrow" draw:marker-end-width="0.3cm" draw:textarea-horizontal-align="center" draw:textarea-vertical-align="middle"/>
    </style:style>
    <style:style style:name="gr9" style:family="graphic" style:parent-style-name="standard">
      <style:graphic-properties draw:stroke="none" draw:fill="none" fo:min-height="0.705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3.25cm"/>
    </style:style>
    <style:style style:name="gr12" style:family="graphic" style:parent-style-name="code_20_saisie">
      <style:graphic-properties fo:min-height="6.75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code_20_saisie">
      <style:graphic-properties fo:min-height="7.435cm"/>
    </style:style>
    <style:style style:name="gr15" style:family="graphic" style:parent-style-name="code_20_saisie">
      <style:graphic-properties fo:min-height="0.749cm"/>
    </style:style>
    <style:style style:name="gr16" style:family="graphic" style:parent-style-name="code_20_saisie">
      <style:graphic-properties fo:min-height="5.935cm"/>
    </style:style>
    <style:style style:name="gr17" style:family="graphic" style:parent-style-name="code_20_saisie">
      <style:graphic-properties fo:min-height="0.75cm"/>
    </style:style>
    <style:style style:name="gr18" style:family="graphic" style:parent-style-name="code_20_saisie">
      <style:graphic-properties fo:min-height="5.75cm"/>
    </style:style>
    <style:style style:name="gr19"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20" style:family="graphic" style:parent-style-name="standard">
      <style:graphic-properties draw:fill="none" draw:textarea-horizontal-align="center" draw:textarea-vertical-align="middle"/>
    </style:style>
    <style:style style:name="gr21" style:family="graphic" style:parent-style-name="code_20_saisie">
      <style:graphic-properties fo:min-height="5.25cm"/>
    </style:style>
    <style:style style:name="gr22" style:family="graphic" style:parent-style-name="code_20_saisie">
      <style:graphic-properties fo:min-height="10.75cm"/>
    </style:style>
    <style:style style:name="gr23" style:family="graphic" style:parent-style-name="code_20_saisie">
      <style:graphic-properties fo:min-height="4.389cm"/>
    </style:style>
    <style:style style:name="gr24" style:family="graphic" style:parent-style-name="code_20_saisie">
      <style:graphic-properties fo:min-height="1.891cm"/>
    </style:style>
    <style:style style:name="gr25" style:family="graphic" style:parent-style-name="code_20_saisie">
      <style:graphic-properties fo:min-height="0.737cm"/>
    </style:style>
    <style:style style:name="gr26" style:family="graphic" style:parent-style-name="standard">
      <style:graphic-properties draw:stroke="solid" svg:stroke-color="#000000" draw:fill="solid" draw:fill-color="#ffffff" draw:textarea-horizontal-align="left" draw:auto-grow-height="true" draw:auto-grow-width="true" fo:min-height="0cm" fo:min-width="0cm" draw:shadow="visibl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6">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title">
      <style:graphic-properties fo:min-height="2.77cm"/>
    </style:style>
    <style:style style:name="pr5" style:family="presentation" style:parent-style-name="zenika-titre-outline1">
      <style:graphic-properties fo:min-height="14.029cm"/>
    </style:style>
    <style:style style:name="pr6" style:family="presentation" style:parent-style-name="zenika-titre-notes">
      <style:graphic-properties draw:fill-color="#ffffff" fo:min-height="11.392cm"/>
    </style:style>
    <style:style style:name="pr7" style:family="presentation" style:parent-style-name="zenika-titre-outline1">
      <style:graphic-properties draw:fill-color="#ffffff" fo:min-height="2.767cm"/>
    </style:style>
    <style:style style:name="pr8" style:family="presentation" style:parent-style-name="zenika-titre-outline1">
      <style:graphic-properties draw:fill-color="#ffffff" draw:auto-grow-height="true" fo:min-height="14.03cm"/>
    </style:style>
    <style:style style:name="pr9" style:family="presentation" style:parent-style-name="zenika-new-title">
      <style:graphic-properties draw:fill-color="#ffffff" draw:auto-grow-height="true" fo:min-height="2.771cm"/>
    </style:style>
    <style:style style:name="pr10" style:family="presentation" style:parent-style-name="zenika-new-outline1">
      <style:graphic-properties draw:fill-color="#ffffff" fo:min-height="3.779cm"/>
    </style:style>
    <style:style style:name="pr11" style:family="presentation" style:parent-style-name="zenika-new-notes">
      <style:graphic-properties draw:fill-color="#ffffff" draw:auto-grow-height="true" fo:min-height="11.393cm"/>
    </style:style>
    <style:style style:name="pr12" style:family="presentation" style:parent-style-name="zenika-new-outline1">
      <style:graphic-properties draw:fill-color="#ffffff" fo:min-height="2.279cm"/>
    </style:style>
    <style:style style:name="pr13" style:family="presentation" style:parent-style-name="zenika-new-outline1">
      <style:graphic-properties draw:fill-color="#ffffff" fo:min-height="1cm"/>
    </style:style>
    <style:style style:name="pr14" style:family="presentation" style:parent-style-name="zenika-new-title">
      <style:graphic-properties fo:min-height="2.77cm"/>
    </style:style>
    <style:style style:name="pr15" style:family="presentation" style:parent-style-name="zenika-new-notes">
      <style:graphic-properties draw:fill-color="#ffffff" fo:min-height="11.392cm"/>
    </style:style>
    <style:style style:name="pr16" style:family="presentation" style:parent-style-name="zenika-new-outline1">
      <style:graphic-properties draw:fill-color="#ffffff" fo:min-height="1.767cm"/>
    </style:style>
    <style:style style:name="pr17" style:family="presentation" style:parent-style-name="zenika-new-outline1">
      <style:graphic-properties fo:min-height="14.029cm"/>
    </style:style>
    <style:style style:name="pr18" style:family="presentation" style:parent-style-name="zenika-new-outline1">
      <style:graphic-properties draw:fill-color="#ffffff" fo:min-height="13.779cm"/>
    </style:style>
    <style:style style:name="pr19" style:family="presentation" style:parent-style-name="zenika-new-outline1">
      <style:graphic-properties draw:fill-color="#ffffff" draw:auto-grow-height="true" fo:min-height="14.03cm"/>
    </style:style>
    <style:style style:name="pr20" style:family="presentation" style:parent-style-name="zenika-new-outline1">
      <style:graphic-properties draw:fill-color="#ffffff" fo:min-height="1.267cm"/>
    </style:style>
    <style:style style:name="pr21" style:family="presentation" style:parent-style-name="zenika-new-title">
      <style:graphic-properties fo:min-height="2.52cm"/>
    </style:style>
    <style:style style:name="pr22" style:family="presentation" style:parent-style-name="zenika-new-outline1">
      <style:graphic-properties fo:min-height="4.5cm"/>
    </style:style>
    <style:style style:name="pr23" style:family="presentation" style:parent-style-name="zenika-new-notes">
      <style:graphic-properties draw:fill-color="#ffffff" fo:min-height="11.142cm"/>
    </style:style>
    <style:style style:name="pr24" style:family="presentation" style:parent-style-name="zenika-titre-title">
      <style:graphic-properties fo:min-height="2.52cm"/>
    </style:style>
    <style:style style:name="pr25" style:family="presentation" style:parent-style-name="zenika-titre-outline1">
      <style:graphic-properties fo:min-height="3.267cm"/>
    </style:style>
    <style:style style:name="pr26" style:family="presentation" style:parent-style-name="zenika-titre-notes">
      <style:graphic-properties draw:fill-color="#ffffff" fo:min-height="11.142cm"/>
    </style:style>
    <style:style style:name="pr27" style:family="presentation" style:parent-style-name="zenika-new-outline1">
      <style:graphic-properties draw:fill-color="#ffffff" draw:auto-grow-height="true" fo:min-height="1.267cm"/>
    </style:style>
    <style:style style:name="pr28" style:family="presentation" style:parent-style-name="zenika-new-outline1">
      <style:graphic-properties draw:fill-color="#ffffff" fo:min-height="3.267cm"/>
    </style:style>
    <style:style style:name="pr29" style:family="presentation" style:parent-style-name="zenika-new-outline1">
      <style:graphic-properties draw:fill-color="#ffffff" fo:min-height="2cm"/>
    </style:style>
    <style:style style:name="pr30" style:family="presentation" style:parent-style-name="zenika-new-outline1">
      <style:graphic-properties draw:fill-color="#ffffff" fo:min-height="3.767cm"/>
    </style:style>
    <style:style style:name="pr31" style:family="presentation" style:parent-style-name="zenika-titre-outline1">
      <style:graphic-properties draw:fill-color="#ffffff" fo:min-height="1.267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text-properties fo:font-size="12pt"/>
    </style:style>
    <style:style style:name="P6" style:family="paragraph">
      <style:paragraph-properties fo:margin-left="0.59cm" fo:margin-right="0cm" fo:text-indent="0cm"/>
    </style:style>
    <style:style style:name="P7" style:family="paragraph">
      <style:paragraph-properties fo:margin-left="0cm" fo:margin-right="0cm" fo:text-indent="0cm" style:text-autospace="none"/>
    </style:style>
    <style:style style:name="P8"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9" style:family="paragraph">
      <style:paragraph-properties fo:margin-left="0cm" fo:margin-right="0cm" fo:text-align="center" fo:text-indent="0cm"/>
      <style:text-properties fo:font-size="20pt" style:font-size-asian="20pt" style:font-size-complex="20pt"/>
    </style:style>
    <style:style style:name="P10" style:family="paragraph">
      <style:paragraph-properties fo:text-align="center"/>
    </style:style>
    <style:style style:name="P11" style:family="paragraph">
      <style:paragraph-properties fo:margin-left="0cm" fo:margin-right="0cm" fo:text-indent="0cm"/>
      <style:text-properties fo:font-size="20pt" style:font-size-asian="20pt" style:font-size-complex="20pt"/>
    </style:style>
    <style:style style:name="P12" style:family="paragraph">
      <style:text-properties fo:font-size="18pt" style:font-size-asian="18pt" style:font-size-complex="18pt"/>
    </style:style>
    <style:style style:name="P13" style:family="paragraph">
      <style:paragraph-properties fo:text-align="center"/>
      <style:text-properties fo:font-size="11pt" style:font-size-asian="11pt" style:font-size-complex="11pt"/>
    </style:style>
    <style:style style:name="P14" style:family="paragraph">
      <style:paragraph-properties fo:text-align="start"/>
    </style:style>
    <style:style style:name="P15" style:family="paragraph">
      <style:paragraph-properties fo:text-align="start"/>
      <style:text-properties fo:font-size="18pt" fo:font-weight="bold" style:font-size-asian="18pt" style:font-weight-asian="bold" style:font-size-complex="18pt" style:font-weight-complex="bold"/>
    </style:style>
    <style:style style:name="P16" style:family="paragraph">
      <style:paragraph-properties fo:margin-left="0cm" fo:margin-right="0cm" fo:text-align="start" fo:text-indent="0cm" style:text-autospace="none"/>
    </style:style>
    <style:style style:name="P17"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normal" style:font-name-asian="TheSansMonoCd-A5Plain1" style:font-size-asian="16pt" style:font-weight-asian="normal" style:font-name-complex="TheSansMonoCd-A5Plain1" style:font-size-complex="16pt" style:font-weight-complex="normal"/>
    </style:style>
    <style:style style:name="P18"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bold" style:font-name-asian="TheSansMonoCd-A5Plain1" style:font-size-asian="8pt" style:font-weight-asian="bold" style:font-name-complex="TheSansMonoCd-A5Plain1" style:font-size-complex="4.59999990463257pt" style:font-weight-complex="bold"/>
    </style:style>
    <style:style style:name="P19"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normal" style:font-name-asian="TheSansMonoCd-A5Plain1" style:font-size-asian="8pt" style:font-weight-asian="normal" style:font-name-complex="TheSansMonoCd-A5Plain1" style:font-size-complex="4.59999990463257pt" style:font-weight-complex="normal"/>
    </style:style>
    <style:style style:name="P20"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normal" style:font-size-asian="16pt" style:font-weight-asian="normal" style:font-size-complex="16pt" style:font-weight-complex="normal"/>
    </style:style>
    <style:style style:name="P21" style:family="paragraph">
      <style:paragraph-properties fo:margin-left="0cm" fo:margin-right="0cm" fo:text-align="center" fo:text-indent="0cm"/>
      <style:text-properties fo:color="#942824" style:font-name="Arial" fo:font-size="14pt" style:font-size-asian="14pt" style:font-size-complex="14pt"/>
    </style:style>
    <style:style style:name="P22" style:family="paragraph">
      <style:paragraph-properties fo:text-align="start" style:text-autospace="none"/>
    </style:style>
    <style:style style:name="P23" style:family="paragraph">
      <style:paragraph-properties fo:margin-left="0cm" fo:margin-right="0cm" fo:line-height="100%" fo:text-align="start" fo:text-indent="0cm" style:text-autospace="none" style:punctuation-wrap="hanging" style:line-break="strict"/>
      <style:text-properties style:font-name="TheSansMonoCd-A5Plain1" fo:font-size="13pt" style:text-underline-style="none" fo:font-weight="normal" style:font-name-asian="TheSansMonoCd-A5Plain1" style:font-size-asian="13pt" style:font-weight-asian="normal" style:font-name-complex="TheSansMonoCd-A5Plain1" style:font-size-complex="13pt" style:font-weight-complex="normal"/>
    </style:style>
    <style:style style:name="P24"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25" style:family="paragraph">
      <style:paragraph-properties fo:margin-left="0cm" fo:margin-right="0cm" fo:line-height="100%" fo:text-align="start" fo:text-indent="0cm" style:text-autospace="none" style:punctuation-wrap="hanging" style:line-break="strict"/>
      <style:text-properties fo:color="#000000" style:font-name="Courier New2" fo:font-size="16pt" style:text-underline-style="none" fo:font-weight="normal" style:font-size-asian="16pt" style:font-weight-asian="normal" style:font-size-complex="16pt" style:font-weight-complex="normal"/>
    </style:style>
    <style:style style:name="P26" style:family="paragraph">
      <style:paragraph-properties fo:margin-left="0cm" fo:margin-right="0cm" fo:line-height="100%" fo:text-align="start" fo:text-indent="0cm" style:text-autospace="none" style:punctuation-wrap="hanging" style:line-break="strict"/>
      <style:text-properties fo:color="#000000" style:font-name="Courier New2" fo:font-size="13pt" style:text-underline-style="none" fo:font-weight="normal" style:font-size-asian="13pt" style:font-weight-asian="normal" style:font-size-complex="13pt" style:font-weight-complex="normal"/>
    </style:style>
    <style:style style:name="P27" style:family="paragraph">
      <style:paragraph-properties fo:margin-left="0cm" fo:margin-right="0cm" fo:text-indent="0cm"/>
      <style:text-properties fo:color="#942824" style:font-name="Arial" fo:font-size="44pt" fo:font-weight="bold"/>
    </style:style>
    <style:style style:name="T1" style:family="text">
      <style:text-properties fo:font-size="32pt" fo:font-weight="bold" style:font-size-asian="32pt" style:font-size-complex="32pt"/>
    </style:style>
    <style:style style:name="T2"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3"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4"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11pt" style:font-size-asian="11pt" style:font-size-complex="11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000000" style:text-outline="false" style:text-line-through-style="none" style:text-position="0% 100%" style:font-name="Times New Roman" fo:font-size="18pt" fo:font-style="normal" fo:text-shadow="none" style:text-underline-style="none" fo:font-weight="bold" style:font-name-asian="Lucida Sans Unicode" style:font-size-asian="18pt" style:font-style-asian="normal" style:font-weight-asian="bold" style:font-name-complex="Lucida Sans Unicode" style:font-size-complex="18pt" style:font-style-complex="normal" style:font-weight-complex="bold" style:text-emphasize="none" style:font-relief="none"/>
    </style:style>
    <style:style style:name="T10" style:family="text">
      <style:text-properties style:text-underline-style="solid" style:text-underline-width="auto" style:text-underline-color="font-color"/>
    </style:style>
    <style:style style:name="T11" style:family="text">
      <style:text-properties fo:color="#00808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2" style:family="text">
      <style:text-properties fo:color="#3f7f7f"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3" style:family="text">
      <style:text-properties fo:color="#00000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4" style:family="text">
      <style:text-properties fo:color="#000000" style:text-outline="false" style:text-line-through-style="none" style:text-position="0% 100%" style:font-name="Courier New2" fo:font-size="13pt" fo:language="fr" fo:country="FR" fo:font-style="normal" fo:text-shadow="none" style:text-underline-style="none" fo:font-weight="bold" style:font-name-asian="Courier New4" style:font-size-asian="13pt" style:font-style-asian="normal" style:font-weight-asian="bold" style:font-name-complex="Courier New4" style:font-size-complex="13pt" style:font-style-complex="normal" style:font-weight-complex="bold" style:text-emphasize="none" style:font-relief="none"/>
    </style:style>
    <style:style style:name="T15" style:family="text">
      <style:text-properties fo:color="#000000" style:font-name="Courier New2" fo:font-size="13pt" fo:language="fr" fo:country="FR" fo:font-weight="bold" style:font-name-asian="Courier New4" style:font-size-asian="13pt" style:font-weight-asian="bold" style:font-name-complex="Courier New4" style:font-size-complex="13pt" style:font-weight-complex="bold"/>
    </style:style>
    <style:style style:name="T16" style:family="text">
      <style:text-properties fo:color="#00ae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17" style:family="text">
      <style:text-properties fo:color="#ff0000"/>
    </style:style>
    <style:style style:name="T18" style:family="text">
      <style:text-properties fo:color="#333333" style:text-outline="false" style:text-line-through-styl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19" style:family="text">
      <style:text-properties fo:color="#942824" style:font-name="Arial" fo:font-size="14pt" fo:font-weight="bold" style:font-size-asian="14pt" style:font-weight-asian="bold" style:font-size-complex="14pt" style:font-weight-complex="bold"/>
    </style:style>
    <style:style style:name="T20" style:family="text">
      <style:text-properties fo:color="#00ae00" style:font-name="Courier New2" fo:font-size="13pt" fo:language="fr" fo:country="FR" style:text-underline-style="none" fo:font-weight="bold" style:font-name-asian="Courier New4" style:font-size-asian="13pt" style:font-weight-asian="bold" style:font-name-complex="Courier New4" style:font-size-complex="13pt" style:font-weight-complex="bold"/>
    </style:style>
    <style:style style:name="T21" style:family="text">
      <style:text-properties fo:color="#00808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22" style:family="text">
      <style:text-properties fo:color="#3f7f7f"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23" style:family="text">
      <style:text-properties fo:color="#00000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24" style:family="text">
      <style:text-properties fo:color="#00808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5" style:family="text">
      <style:text-properties fo:color="#3f7f7f"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6" style:family="text">
      <style:text-properties fo:color="#00000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27" style:family="text">
      <style:text-properties fo:color="#3f7f7f" fo:font-size="13pt" fo:language="fr" fo:country="FR" style:font-name-asian="Courier New2" style:font-size-asian="13pt" style:font-weight-asian="bold" style:font-name-complex="Courier New2" style:font-size-complex="13pt" style:font-weight-complex="bold"/>
    </style:style>
    <style:style style:name="T28" style:family="text">
      <style:text-properties fo:color="#008080" style:text-outline="false" style:text-line-through-styl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13pt" style:font-style-complex="normal" style:font-weight-complex="bold" style:text-emphasize="none" style:font-relief="none"/>
    </style:style>
    <style:style style:name="T29" style:family="text">
      <style:text-properties fo:color="#00ae00" style:font-name="Courier New2" fo:font-size="13pt" fo:language="fr" fo:country="FR" style:text-underline-style="none" fo:font-weight="normal" style:font-name-asian="Courier New4" style:font-size-asian="13pt" style:font-weight-asian="normal" style:font-name-complex="Courier New4" style:font-size-complex="13pt" style:font-weight-complex="normal"/>
    </style:style>
    <style:style style:name="T30" style:family="text">
      <style:text-properties fo:color="#00ae00" style:font-name="Courier New2" fo:font-size="16pt" fo:language="fr" fo:country="FR" style:text-underline-style="none" fo:font-weight="normal" style:font-name-asian="Courier New4" style:font-size-asian="16pt" style:font-weight-asian="normal" style:font-name-complex="Courier New4" style:font-size-complex="16pt" style:font-weight-complex="normal"/>
    </style:style>
    <style:style style:name="T31" style:family="text">
      <style:text-properties fo:font-weight="bold" style:font-weight-asian="bold" style:font-weight-complex="bold"/>
    </style:style>
    <style:style style:name="T32" style:family="text">
      <style:text-properties fo:color="#008080" style:text-outline="false" style:text-line-through-styl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33" style:family="text">
      <style:text-properties fo:color="#000000" style:text-outline="false" style:text-line-through-styl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34" style:family="text">
      <style:text-properties fo:color="#3f7f7f" style:text-outline="false" style:text-line-through-styl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35" style:family="text">
      <style:text-properties fo:color="#942824" style:font-name="Arial" fo:font-size="13pt" fo:font-weight="bold" style:font-size-asian="13pt" style:font-weight-asian="bold" style:font-size-complex="13pt" style:font-weight-complex="bold"/>
    </style:style>
    <style:style style:name="T36" style:family="text">
      <style:text-properties fo:color="#942824" style:font-name="Arial" fo:font-size="44pt" fo:font-weight="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Modèle de gestion </text:span></text:p>
            <text:p text:style-name="P2"><text:span text:style-name="T1"><text:line-break/></text:span><text:span text:style-name="T1">des dépendance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4" draw:layer="layout" svg:width="19.548cm" svg:height="2.77cm" svg:x="0.86cm" svg:y="0.264cm" presentation:class="title">
          <draw:text-box>
            <text:p>Gestion de dépendances</text:p>
          </draw:text-box>
        </draw:frame>
        <draw:frame presentation:style-name="pr5" draw:layer="layout" svg:width="23.438cm" svg:height="14.029cm" svg:x="0.86cm" svg:y="4.233cm" presentation:class="outline">
          <draw:text-box>
            <text:list text:style-name="L3">
              <text:list-item>
                <text:p>Maven est capable de gérer</text:p>
                <text:list>
                  <text:list-item>
                    <text:p>Soit des dépendances externes</text:p>
                    <text:list>
                      <text:list-item>
                        <text:p>Ce sont des dépendances en provenance de tiers</text:p>
                      </text:list-item>
                      <text:list-item>
                        <text:p>Ex : Spring, Hibernate, Junit</text:p>
                      </text:list-item>
                    </text:list>
                  </text:list-item>
                  <text:list-item>
                    <text:p>Soit des dépendances internes</text:p>
                    <text:list>
                      <text:list-item>
                        <text:p><text:s/>Le résultat d'applications développés en interne dans le cadre d'une intégration d'un système d'information global</text:p>
                      </text:list-item>
                    </text:list>
                  </text:list-item>
                </text:list>
              </text:list-item>
            </text:list>
          </draw:text-box>
        </draw:frame>
        <presentation:notes draw:style-name="dp2">
          <draw:page-thumbnail draw:style-name="gr1" draw:layer="layout" svg:width="12.572cm" svg:height="9.489cm" svg:x="3.219cm" svg:y="1.908cm" draw:page-number="2" presentation:class="page"/>
          <draw:frame presentation:style-name="pr6" draw:text-style-name="P5" draw:layer="layout" svg:width="13.93cm" svg:height="11.392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dépendances</text:p>
          </draw:text-box>
        </draw:frame>
        <draw:frame presentation:style-name="pr7" draw:text-style-name="P6" draw:layer="layout" svg:width="23.438cm" svg:height="2.767cm" svg:x="0.5cm" svg:y="3.733cm" presentation:class="outline" presentation:user-transformed="true">
          <draw:text-box>
            <text:list text:style-name="L3">
              <text:list-item>
                <text:p text:style-name="P1">Une dépendance est une librairie utilisée par Maven au cours des phases du cycle de construction du projet comme la compilation ou l'exécution des tests</text:p>
              </text:list-item>
            </text:list>
          </draw:text-box>
        </draw:frame>
        <draw:frame draw:style-name="gr2" draw:text-style-name="P8" draw:layer="layout" svg:width="15.5cm" svg:height="7.215cm" svg:x="7.5cm" svg:y="11.5cm">
          <draw:text-box>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junit</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junit</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3.8.1</text:span><text:span text:style-name="T2">&lt;/</text:span><text:span text:style-name="T3">version</text:span><text:span text:style-name="T2">&gt;</text:span></text:p>
            <text:p text:style-name="P7"><text:span text:style-name="T4"><text:s text:c="2"/></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2">&lt;/</text:span><text:span text:style-name="T3">dependency</text:span><text:span text:style-name="T2">&gt;</text:span><text:span text:style-name="T2"><text:line-break/></text:span><text:span text:style-name="T2"/></text:p>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com.zenika.formation</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zenika-model</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1.0</text:span><text:span text:style-name="T2">&lt;/</text:span><text:span text:style-name="T3">version</text:span><text:span text:style-name="T2">&gt;</text:span></text:p>
            <text:p text:style-name="P7"><text:span text:style-name="T2">&lt;/</text:span><text:span text:style-name="T3">dependency</text:span><text:span text:style-name="T2">&gt;</text:span></text:p>
          </draw:text-box>
        </draw:frame>
        <draw:frame draw:style-name="gr3" draw:text-style-name="P8" draw:layer="layout" svg:width="14cm" svg:height="3.765cm" svg:x="1cm" svg:y="7cm">
          <draw:text-box>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javax.servlet</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servlet-api</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2.5</text:span><text:span text:style-name="T2">&lt;/</text:span><text:span text:style-name="T3">version</text:span><text:span text:style-name="T2">&gt;</text:span></text:p>
            <text:p text:style-name="P7"><text:span text:style-name="T4"><text:s text:c="2"/></text:span><text:span text:style-name="T2">&lt;</text:span><text:span text:style-name="T3">scope</text:span><text:span text:style-name="T2">&gt;</text:span><text:span text:style-name="T4">provided</text:span><text:span text:style-name="T2">&lt;/</text:span><text:span text:style-name="T3">scope</text:span><text:span text:style-name="T2">&gt;</text:span></text:p>
            <text:p text:style-name="P7"><text:span text:style-name="T2">&lt;/</text:span><text:span text:style-name="T3">dependency</text:span><text:span text:style-name="T2">&gt;</text:span></text:p>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a gestion de dépendances, une composante de Maven</text:p>
          </draw:text-box>
        </draw:frame>
        <draw:frame presentation:style-name="pr8" draw:text-style-name="P6" draw:layer="layout" svg:width="23.438cm" svg:height="14.03cm" svg:x="0.86cm" svg:y="4.233cm" presentation:class="outline" presentation:user-transformed="true">
          <draw:text-box>
            <text:list text:style-name="L3">
              <text:list-item>
                <text:p text:style-name="P1">Il s'agit de la fonctionnalité la plus importante de Maven<text:line-break/></text:p>
              </text:list-item>
              <text:list-item>
                <text:p text:style-name="P1">Maven </text:p>
                <text:list>
                  <text:list-item>
                    <text:p>apporte une approche déclarative</text:p>
                  </text:list-item>
                  <text:list-item>
                    <text:p>met en avant des librairies ciblées</text:p>
                  </text:list-item>
                  <text:list-item>
                    <text:p>propose une gestion très fine des dépendances<text:line-break/></text:p>
                  </text:list-item>
                </text:list>
                <text:p/>
              </text:list-item>
              <text:list-item>
                <text:p>Délégué à un module technique <text:s/>(Aether) indépendant/réutilisable depuis Maven 3</text:p>
              </text:list-item>
            </text:list>
          </draw:text-box>
        </draw:fram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rect draw:style-name="gr4" draw:layer="layout" svg:width="23cm" svg:height="8cm" svg:x="1.5cm" svg:y="6cm">
          <text:p/>
        </draw:rect>
        <draw:frame presentation:style-name="pr1" draw:text-style-name="P1" draw:layer="layout" svg:width="19.548cm" svg:height="2.771cm" svg:x="0.86cm" svg:y="0.264cm" presentation:class="title" presentation:user-transformed="true">
          <draw:text-box>
            <text:p text:style-name="P1">Des dépendances directes et des dépendances transitives (ou indirectes)</text:p>
          </draw:text-box>
        </draw:frame>
        <draw:frame presentation:style-name="pr8" draw:text-style-name="P6" draw:layer="layout" svg:width="23.438cm" svg:height="14.03cm" svg:x="0.78cm" svg:y="3.968cm" presentation:class="outline" presentation:user-transformed="true">
          <draw:text-box>
            <text:list text:style-name="L3">
              <text:list-item>
                <text:p text:style-name="P1">Dépendre d'un projet, c'est hériter transitivement des dépendances du projet</text:p>
              </text:list-item>
            </text:list>
          </draw:text-box>
        </draw:frame>
        <draw:rect draw:style-name="gr5" draw:layer="layout" svg:width="5.5cm" svg:height="2.5cm" svg:x="9cm" svg:y="15cm">
          <text:p text:style-name="P1">zenika-web</text:p>
        </draw:rect>
        <draw:line draw:style-name="gr6" draw:layer="layout" svg:x1="11.8cm" svg:y1="15cm" svg:x2="11.8cm" svg:y2="13cm">
          <text:p/>
        </draw:line>
        <draw:rect draw:style-name="gr7" draw:text-style-name="P9" draw:layer="layout" svg:width="5.5cm" svg:height="2.5cm" svg:x="9cm" svg:y="15cm">
          <text:p text:style-name="P2"><text:span text:style-name="T5">zenika-web</text:span><text:span text:style-name="T5"><text:line-break/></text:span><text:span text:style-name="T5">2.0-SNAPSHOT</text:span></text:p>
        </draw:rect>
        <draw:rect draw:style-name="gr7" draw:text-style-name="P9" draw:layer="layout" svg:width="5.5cm" svg:height="2.5cm" svg:x="4cm" svg:y="6.5cm">
          <text:p text:style-name="P10"><text:span text:style-name="T5">zenika-model</text:span><text:span text:style-name="T5"><text:line-break/></text:span><text:span text:style-name="T5">2.5</text:span></text:p>
        </draw:rect>
        <draw:rect draw:style-name="gr7" draw:text-style-name="P11" draw:layer="layout" svg:width="5.5cm" svg:height="2.5cm" svg:x="9cm" svg:y="10.5cm">
          <text:p text:style-name="P1"><text:span text:style-name="T5">zenika-biz</text:span><text:span text:style-name="T5"><text:line-break/></text:span><text:span text:style-name="T5"><text:tab/></text:span><text:span text:style-name="T5">1.0</text:span></text:p>
        </draw:rect>
        <draw:rect draw:style-name="gr7" draw:text-style-name="P9" draw:layer="layout" svg:width="5.5cm" svg:height="2.5cm" svg:x="14.5cm" svg:y="6.5cm">
          <text:p text:style-name="P2"><text:span text:style-name="T5">zenika-frmk</text:span><text:span text:style-name="T5"><text:line-break/></text:span><text:span text:style-name="T5">3.2</text:span></text:p>
        </draw:rect>
        <draw:line draw:style-name="gr8" draw:layer="layout" svg:x1="11.5cm" svg:y1="10.5cm" svg:x2="6.5cm" svg:y2="9cm">
          <text:p/>
        </draw:line>
        <draw:line draw:style-name="gr8" draw:layer="layout" svg:x1="9.5cm" svg:y1="7.5cm" svg:x2="14.5cm" svg:y2="7.5cm">
          <text:p/>
        </draw:line>
        <draw:frame draw:style-name="gr9" draw:text-style-name="P12" draw:layer="layout" svg:width="5.209cm" svg:height="0.955cm" svg:x="19.291cm" svg:y="13cm">
          <draw:text-box>
            <text:p><text:span text:style-name="T6">Repository Maven</text:span></text:p>
          </draw:text-box>
        </draw:frame>
        <draw:custom-shape draw:style-name="gr10" draw:text-style-name="P13" draw:layer="layout" svg:width="1.5cm" svg:height="1cm" svg:x="13.5cm" svg:y="12.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8.5cm" svg:y="8.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19cm" svg:y="8.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13.5cm" svg:y="17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5" draw:layer="layout" svg:width="10cm" svg:height="3.5cm" svg:x="15.4cm" svg:y="15cm">
          <draw:text-box>
            <text:p text:style-name="P14"><text:span text:style-name="T8">→ </text:span><text:span text:style-name="T8">Récupération et utilisation de :</text:span><text:span text:style-name="T8"><text:line-break/></text:span><text:span text:style-name="T8">- zenika-biz-1.0.jar</text:span><text:span text:style-name="T8"><text:line-break/></text:span><text:span text:style-name="T8">- </text:span><text:span text:style-name="T9">zenika-model-2.5.jar</text:span><text:span text:style-name="T9"><text:line-break/></text:span><text:span text:style-name="T9">- zenika-frmk-3.2.jar</text:span></text:p>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draw:text-box>
              <text:p text:style-name="P1">Une dépendance transitive est une dépendance de dépendance</text:p>
              <text:p text:style-name="P1"/>
              <text:p text:style-name="P1">« zenika-model » et « zenika-frmk » sont deux dépendances transitives de « zenika-web ».</text:p>
            </draw:text-box>
          </draw:frame>
        </presentation:notes>
      </draw:page>
      <draw:page draw:name="page6"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Problèmes des dépendances transitives</text:p>
          </draw:text-box>
        </draw:frame>
        <draw:frame presentation:style-name="pr10" draw:text-style-name="P6" draw:layer="layout" svg:width="24.438cm" svg:height="12.471cm" svg:x="0.562cm" svg:y="4cm" presentation:class="outline" presentation:user-transformed="true">
          <draw:text-box>
            <text:list text:style-name="L3">
              <text:list-item>
                <text:p text:style-name="P1">Problèmes récurrents en cas de dépendances transitives :<text:line-break/></text:p>
                <text:list>
                  <text:list-item>
                    <text:p text:style-name="P1">L'emplacement de la librairie transitive a été changé</text:p>
                    <text:list>
                      <text:list-item>
                        <text:p>Le build est en échec. Maven ne propose pas de mécanismes pour essayer de localiser et récupérer la librairie à un autre emplacement<text:line-break/></text:p>
                      </text:list-item>
                    </text:list>
                  </text:list-item>
                  <text:list-item>
                    <text:p text:style-name="P1">On ne veut pas inclure une librairie ou une sous-partie des librairies récupérées transitivement dans le cycle de construction</text:p>
                    <text:list>
                      <text:list-item>
                        <text:p>Mise en place manuellement d'ajout de blocs d'exclusions côté client</text:p>
                        <text:p/>
                      </text:list-item>
                    </text:list>
                  </text:list-item>
                  <text:list-item>
                    <text:p>On veut paramétrer/contrôler l'algorithme de calcul ou de gestion de conflits</text:p>
                  </text:list-item>
                </text:list>
              </text:list-item>
            </text:list>
          </draw:text-box>
        </draw:frame>
        <presentation:notes draw:style-name="dp2">
          <draw:page-thumbnail draw:style-name="gr1" draw:layer="layout" svg:width="12.572cm" svg:height="9.489cm" svg:x="3.219cm" svg:y="1.908cm" draw:page-number="6" presentation:class="page"/>
          <draw:frame presentation:style-name="pr11" draw:text-style-name="P1" draw:layer="layout" svg:width="13.93cm" svg:height="11.393cm" svg:x="2.54cm" svg:y="12.065cm" presentation:class="notes" presentation:placeholder="true">
            <draw:text-box/>
          </draw:frame>
        </presentation:notes>
      </draw:page>
      <draw:page draw:name="page7"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Exclusion de dépendances transitives</text:p>
          </draw:text-box>
        </draw:frame>
        <draw:frame presentation:style-name="pr12" draw:text-style-name="P1" draw:layer="layout" svg:width="24.438cm" svg:height="2.799cm" svg:x="0.562cm" svg:y="3.721cm" presentation:class="outline" presentation:user-transformed="true">
          <draw:text-box>
            <text:list text:style-name="L3">
              <text:list-item>
                <text:p text:style-name="P1">Maven ne propose pas de mécanismes pour désactiver la transitivité</text:p>
                <text:list>
                  <text:list-item>
                    <text:p><text:span text:style-name="T10">Solution:</text:span> exclure explicitement des sections d'arbre de dépendances</text:p>
                  </text:list-item>
                </text:list>
              </text:list-item>
            </text:list>
          </draw:text-box>
        </draw:frame>
        <draw:frame draw:style-name="gr12" draw:text-style-name="P17" draw:layer="layout" svg:width="15.5cm" svg:height="7cm" svg:x="1.24cm" svg:y="9.026cm">
          <draw:text-box>
            <text:p text:style-name="P16"><text:span text:style-name="T11">&lt;</text:span><text:span text:style-name="T12">dependency</text:span><text:span text:style-name="T11">&gt;</text:span></text:p>
            <text:p text:style-name="P16"><text:span text:style-name="T13"><text:s text:c="2"/></text:span><text:span text:style-name="T11">&lt;</text:span><text:span text:style-name="T12">groupId</text:span><text:span text:style-name="T11">&gt;</text:span><text:span text:style-name="T13">com.zenika</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4">zenika-biz</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13">com.zenika</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zenika-model</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p>
            <text:p text:style-name="P16"><text:span text:style-name="T4"><text:s text:c="2"/></text:span><text:span text:style-name="T2">&lt;/</text:span><text:span text:style-name="T3">exclusions</text:span><text:span text:style-name="T2">&gt;</text:span></text:p>
            <text:p text:style-name="P16"><text:span text:style-name="T11">&lt;/</text:span><text:span text:style-name="T12">dependency</text:span><text:span text:style-name="T11">&gt;</text:span></text:p>
          </draw:text-box>
        </draw:frame>
        <draw:frame presentation:style-name="pr13" draw:text-style-name="P6" draw:layer="layout" svg:width="23.438cm" svg:height="1cm" svg:x="0.562cm" svg:y="7.5cm" presentation:class="outline" presentation:user-transformed="true">
          <draw:text-box>
            <text:list text:style-name="L3">
              <text:list-item>
                <text:p text:style-name="P1">Maven met à disposition la balise &lt;exclusions&gt;</text:p>
              </text:list-item>
            </text:list>
          </draw:text-box>
        </draw:frame>
        <draw:frame draw:style-name="gr13" draw:text-style-name="P15" draw:layer="layout" svg:width="11cm" svg:height="1.586cm" svg:x="11.473cm" svg:y="17.111cm">
          <draw:text-box>
            <text:p text:style-name="P14"><text:span text:style-name="T8">→ </text:span><text:span text:style-name="T8">Récupération et utilisation seulement de zenika-biz-1.0.jar</text:span></text:p>
          </draw:text-box>
        </draw:frame>
        <presentation:notes draw:style-name="dp2">
          <draw:page-thumbnail draw:style-name="gr1" draw:layer="layout" svg:width="12.572cm" svg:height="9.489cm" svg:x="3.219cm" svg:y="1.908cm" draw:page-number="7" presentation:class="page"/>
          <draw:frame presentation:style-name="pr11" draw:text-style-name="P4" draw:layer="layout" svg:width="13.93cm" svg:height="11.393cm" svg:x="2.54cm" svg:y="12.065cm" presentation:class="notes" presentation:placeholder="true">
            <draw:text-box/>
          </draw:frame>
        </presentation:notes>
      </draw:page>
      <draw:page draw:name="page8"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presentation:user-transformed="true">
          <draw:text-box>
            <text:p text:style-name="P1">Exemple d'exclusion pour une utilisation de la librairie Struts</text:p>
          </draw:text-box>
        </draw:frame>
        <draw:frame draw:style-name="gr14" draw:text-style-name="P17" draw:layer="layout" svg:width="19.5cm" svg:height="10.665cm" svg:x="2cm" svg:y="4.5cm">
          <draw:text-box>
            <text:p text:style-name="P16"><text:span text:style-name="T11">&lt;</text:span><text:span text:style-name="T12">dependency</text:span><text:span text:style-name="T11">&gt;</text:span></text:p>
            <text:p text:style-name="P16"><text:span text:style-name="T13"><text:s text:c="2"/></text:span><text:span text:style-name="T11">&lt;</text:span><text:span text:style-name="T12">groupId</text:span><text:span text:style-name="T11">&gt;</text:span><text:span text:style-name="T13">struts</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13">struts</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1.2.9</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span text:style-name="T2"><text:line-break/></text:span><text:span text:style-name="T2"/></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xalan</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xalan</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span text:style-name="T2"><text:line-break/></text:span><text:span text:style-name="T2"/></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xml-apis</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xml-apis</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span text:style-name="T2"><text:line-break/></text:span><text:span text:style-name="T2"/></text:p>
            <text:p text:style-name="P16"><text:span text:style-name="T4"><text:s text:c="2"/></text:span><text:span text:style-name="T2">&lt;/</text:span><text:span text:style-name="T3">exclusions</text:span><text:span text:style-name="T2">&gt;</text:span></text:p>
            <text:p text:style-name="P16"><text:span text:style-name="T11">&lt;/</text:span><text:span text:style-name="T12">dependency</text:span><text:span text:style-name="T11">&gt;</text:span></text:p>
          </draw:text-box>
        </draw:frame>
        <presentation:notes draw:style-name="dp2">
          <draw:page-thumbnail draw:style-name="gr1" draw:layer="layout" svg:width="12.572cm" svg:height="9.489cm" svg:x="3.219cm" svg:y="1.908cm" draw:page-number="8" presentation:class="page"/>
          <draw:frame presentation:style-name="pr11" draw:text-style-name="P4" draw:layer="layout" svg:width="13.93cm" svg:height="11.393cm" svg:x="2.54cm" svg:y="12.065cm" presentation:class="notes" presentation:placeholder="true">
            <draw:text-box/>
          </draw:frame>
        </presentation:notes>
      </draw:page>
      <draw:page draw:name="page9" draw:style-name="dp3" draw:master-page-name="zenika-new" presentation:presentation-page-layout-name="AL2T1" presentation:use-footer-name="ftr1">
        <office:forms form:automatic-focus="false" form:apply-design-mode="false"/>
        <draw:frame presentation:style-name="pr14" draw:layer="layout" svg:width="19.548cm" svg:height="2.77cm" svg:x="0.86cm" svg:y="0.264cm" presentation:class="title">
          <draw:text-box>
            <text:p>Cas de modification de la version d'une librairie</text:p>
          </draw:text-box>
        </draw:frame>
        <draw:frame draw:style-name="gr14" draw:text-style-name="P17" draw:layer="layout" svg:width="19.5cm" svg:height="9.515cm" svg:x="1.859cm" svg:y="4.732cm">
          <draw:text-box>
            <text:p text:style-name="P16"><text:span text:style-name="T2">&lt;</text:span><text:span text:style-name="T3">dependency</text:span><text:span text:style-name="T2">&gt;</text:span></text:p>
            <text:p text:style-name="P16"><text:span text:style-name="T13"><text:s text:c="2"/></text:span><text:span text:style-name="T11">&lt;</text:span><text:span text:style-name="T12">groupId</text:span><text:span text:style-name="T11">&gt;</text:span><text:span text:style-name="T13">org.hibernate</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13">hibernate</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3.2.6.ga</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net.sf.ehcache</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ehcache</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p>
            <text:p text:style-name="P16"><text:span text:style-name="T4"><text:s text:c="2"/></text:span><text:span text:style-name="T2">&lt;/</text:span><text:span text:style-name="T3">exclusions</text:span><text:span text:style-name="T2">&gt;</text:span></text:p>
            <text:p text:style-name="P16"><text:span text:style-name="T2">&lt;/</text:span><text:span text:style-name="T3">dependency</text:span><text:span text:style-name="T2">&gt;</text:span></text:p>
            <text:p text:style-name="P16"><text:span text:style-name="T2">&lt;</text:span><text:span text:style-name="T3">dependency</text:span><text:span text:style-name="T2">&gt;</text:span></text:p>
            <text:p text:style-name="P16"><text:span text:style-name="T4"><text:s text:c="2"/></text:span><text:span text:style-name="T2">&lt;</text:span><text:span text:style-name="T3">groupId</text:span><text:span text:style-name="T2">&gt;</text:span><text:span text:style-name="T4">net.sf.ehcache</text:span><text:span text:style-name="T2">&lt;/</text:span><text:span text:style-name="T3">groupId</text:span><text:span text:style-name="T2">&gt;</text:span></text:p>
            <text:p text:style-name="P16"><text:span text:style-name="T4"><text:s text:c="2"/></text:span><text:span text:style-name="T2">&lt;</text:span><text:span text:style-name="T3">artifactId</text:span><text:span text:style-name="T2">&gt;</text:span><text:span text:style-name="T4">ehcache</text:span><text:span text:style-name="T2">&lt;/</text:span><text:span text:style-name="T3">artifactId</text:span><text:span text:style-name="T2">&gt;</text:span></text:p>
            <text:p text:style-name="P16"><text:span text:style-name="T4"><text:s text:c="2"/></text:span><text:span text:style-name="T2">&lt;</text:span><text:span text:style-name="T3">version</text:span><text:span text:style-name="T2">&gt;</text:span><text:span text:style-name="T4">1.5.0</text:span><text:span text:style-name="T2">&lt;/</text:span><text:span text:style-name="T3">version</text:span><text:span text:style-name="T2">&gt;</text:span><text:span text:style-name="T2"><text:line-break/></text:span><text:span text:style-name="T2">&lt;/</text:span><text:span text:style-name="T3">dependency</text:span><text:span text:style-name="T2">&gt;</text:span></text:p>
          </draw:text-box>
        </draw:frame>
        <presentation:notes draw:style-name="dp2">
          <draw:page-thumbnail draw:style-name="gr1" draw:layer="layout" svg:width="12.572cm" svg:height="9.489cm" svg:x="3.219cm" svg:y="1.908cm" draw:page-number="9" presentation:class="page"/>
          <draw:frame presentation:style-name="pr15" draw:layer="layout" svg:width="13.93cm" svg:height="11.392cm" svg:x="2.54cm" svg:y="12.065cm" presentation:class="notes" presentation:placeholder="true">
            <draw:text-box/>
          </draw:frame>
        </presentation:notes>
      </draw:page>
      <draw:page draw:name="page10"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Version des dépendances</text:p>
          </draw:text-box>
        </draw:frame>
        <draw:frame draw:style-name="gr15" draw:text-style-name="P18" draw:layer="layout" svg:width="12.5cm" svg:height="0.999cm" svg:x="1cm" svg:y="5.501cm">
          <draw:text-box>
            <text:p text:style-name="P7"><text:span text:style-name="T14">major.minor.bug_fix-qualifier-build_number</text:span></text:p>
          </draw:text-box>
        </draw:frame>
        <draw:frame presentation:style-name="pr16" draw:text-style-name="P6" draw:layer="layout" svg:width="23.438cm" svg:height="7.915cm" svg:x="0.562cm" svg:y="7.287cm" presentation:class="outline" presentation:user-transformed="true">
          <draw:text-box>
            <text:list text:style-name="L3">
              <text:list-item>
                <text:list>
                  <text:list-item>
                    <text:p>Exemple : 1.3.5-beta-2<text:line-break/></text:p>
                  </text:list-item>
                </text:list>
              </text:list-item>
              <text:list-item>
                <text:p text:style-name="P1">Règles de calcul</text:p>
                <text:list>
                  <text:list-item>
                    <text:p text:style-name="P1">Le nombre « major » est évalué avant le nombre « minor »</text:p>
                  </text:list-item>
                  <text:list-item>
                    <text:p text:style-name="P1">Le nombre « minor » est évalué avant le nombre « bug_fix »</text:p>
                  </text:list-item>
                  <text:list-item>
                    <text:p text:style-name="P1">Le « qualifier » est évalué comme une chaîne de caractère</text:p>
                  </text:list-item>
                  <text:list-item>
                    <text:p text:style-name="P1">Si la version ne peut pas être évaluée par le pattern Maven, la version est interprétée comme une chaîne de caractère</text:p>
                  </text:list-item>
                </text:list>
              </text:list-item>
            </text:list>
          </draw:text-box>
        </draw:frame>
        <draw:frame presentation:style-name="pr13" draw:text-style-name="P6" draw:layer="layout" svg:width="23.438cm" svg:height="1.737cm" svg:x="0.5cm" svg:y="3.5cm" presentation:class="outline" presentation:user-transformed="true">
          <draw:text-box>
            <text:list text:style-name="L3">
              <text:list-item>
                <text:p text:style-name="P1">Les versions sont des codificateurs d'informations qui suivent une sémantique fixe :</text:p>
              </text:list-item>
            </text:list>
          </draw:text-box>
        </draw:frame>
        <presentation:notes draw:style-name="dp2">
          <draw:page-thumbnail draw:style-name="gr1" draw:layer="layout" svg:width="12.572cm" svg:height="9.489cm" svg:x="3.219cm" svg:y="1.908cm" draw:page-number="10" presentation:class="page"/>
          <draw:frame presentation:style-name="pr11" draw:text-style-name="P1" draw:layer="layout" svg:width="13.93cm" svg:height="11.393cm" svg:x="2.54cm" svg:y="12.065cm" presentation:class="notes">
            <draw:text-box>
              <text:p text:style-name="P1">« bug-fix » ou « incremental ». pour des milestone builds</text:p>
              <text:p text:style-name="P1"/>
              <text:p text:style-name="P1">Comparaison de « alpha-2 » et « alpha-10 » échoue</text:p>
              <text:p text:style-name="P1">solution : « alpha-02 »</text:p>
            </draw:text-box>
          </draw:frame>
        </presentation:notes>
      </draw:page>
      <draw:page draw:name="page11" draw:style-name="dp3" draw:master-page-name="zenika-new" presentation:presentation-page-layout-name="AL2T1" presentation:use-footer-name="ftr1">
        <office:forms form:automatic-focus="false" form:apply-design-mode="false"/>
        <draw:frame presentation:style-name="pr14" draw:layer="layout" svg:width="19.548cm" svg:height="2.77cm" svg:x="0.86cm" svg:y="0.264cm" presentation:class="title">
          <draw:text-box>
            <text:p>Les types de version des dépendances</text:p>
          </draw:text-box>
        </draw:frame>
        <draw:frame presentation:style-name="pr17" draw:layer="layout" svg:width="23.438cm" svg:height="14.029cm" svg:x="0.86cm" svg:y="4.233cm" presentation:class="outline">
          <draw:text-box>
            <text:list text:style-name="L3">
              <text:list-item>
                <text:p>2 types de dépendances</text:p>
                <text:list>
                  <text:list-item>
                    <text:p>Snapshot : version en cours de développement (le projet évolue)</text:p>
                    <text:list>
                      <text:list-item>
                        <text:p><text:s/>Mise à disposition d'un mot clé spécifique : SNAPSHOT</text:p>
                      </text:list-item>
                    </text:list>
                  </text:list-item>
                  <text:list-item>
                    <text:p>Release : version fixe (le projet n'évolue plus)</text:p>
                    <text:list>
                      <text:list-item>
                        <text:p><text:s/>Les futures modifications (évolutions) se feront dans une prochaine version SNAPSHOT</text:p>
                      </text:list-item>
                    </text:list>
                  </text:list-item>
                </text:list>
              </text:list-item>
            </text:list>
          </draw:text-box>
        </draw:frame>
        <presentation:notes draw:style-name="dp2">
          <office:forms form:automatic-focus="false" form:apply-design-mode="false"/>
          <draw:page-thumbnail draw:style-name="gr1" draw:layer="layout" svg:width="12.572cm" svg:height="9.489cm" svg:x="3.219cm" svg:y="1.908cm" draw:page-number="11" presentation:class="page"/>
          <draw:frame presentation:style-name="pr15" draw:layer="layout" svg:width="13.93cm" svg:height="11.392cm" svg:x="2.54cm" svg:y="12.065cm" presentation:class="notes" presentation:placeholder="true">
            <draw:text-box/>
          </draw:frame>
        </presentation:notes>
      </draw:page>
      <draw:page draw:name="page12"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NAPSHOT (1/2)</text:p>
          </draw:text-box>
        </draw:frame>
        <draw:frame presentation:style-name="pr18" draw:text-style-name="P6" draw:layer="layout" svg:width="23.438cm" svg:height="13.779cm" svg:x="0.86cm" svg:y="4.233cm" presentation:class="outline" presentation:user-transformed="true">
          <draw:text-box>
            <text:list text:style-name="L3">
              <text:list-item>
                <text:p text:style-name="P1">Dépendre de la dernière version en cours de développement ou non livrée<text:line-break/></text:p>
              </text:list-item>
              <text:list-item>
                <text:p text:style-name="P1">Maven va rechercher la dernière version de la dépendance sans avoir à spécifier manuellement une nouvelle version<text:line-break/></text:p>
              </text:list-item>
              <text:list-item>
                <text:p text:style-name="P1">Uniquement pour le développement<text:line-break/></text:p>
              </text:list-item>
              <text:list-item>
                <text:p text:style-name="P1">Suffixé au numéro de version du projet</text:p>
                <text:list>
                  <text:list-item>
                    <text:p text:style-name="P1">Exemple : <text:s/>1.0-SNAPSHOT<text:line-break/></text:p>
                  </text:list-item>
                </text:list>
              </text:list-item>
              <text:list-item>
                <text:p text:style-name="P1">Non possibilité de livrer son projet Maven (plugin release) s'il existe des dépendances en version SNAPSHOT</text:p>
              </text:list-item>
            </text:list>
          </draw:text-box>
        </draw:frame>
        <presentation:notes draw:style-name="dp2">
          <draw:page-thumbnail draw:style-name="gr1" draw:layer="layout" svg:width="12.572cm" svg:height="9.489cm" svg:x="3.219cm" svg:y="1.908cm" draw:page-number="12" presentation:class="page"/>
          <draw:frame presentation:style-name="pr11" draw:text-style-name="P1" draw:layer="layout" svg:width="13.93cm" svg:height="11.393cm" svg:x="2.54cm" svg:y="12.065cm" presentation:class="notes" presentation:placeholder="true">
            <draw:text-box/>
          </draw:frame>
        </presentation:notes>
      </draw:page>
      <draw:page draw:name="page13"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NAPSHOT (2/2)</text:p>
          </draw:text-box>
        </draw:frame>
        <draw:frame presentation:style-name="pr19" draw:text-style-name="P6" draw:layer="layout" svg:width="23.438cm" svg:height="14.03cm" svg:x="0.86cm" svg:y="4.233cm" presentation:class="outline" presentation:user-transformed="true">
          <draw:text-box>
            <text:list text:style-name="L3">
              <text:list-item>
                <text:p text:style-name="P1">Déploiement possible dans un repository distant<text:line-break/></text:p>
              </text:list-item>
              <text:list-item>
                <text:p text:style-name="P1">Traitement différencié entre la version de développement (SNAPSHOT) et les versions livrées</text:p>
              </text:list-item>
            </text:list>
          </draw:text-box>
        </draw:frame>
        <draw:frame draw:style-name="gr16" draw:text-style-name="P19" draw:layer="layout" svg:width="22.5cm" svg:height="6.185cm" svg:x="1cm" svg:y="8.5cm">
          <draw:text-box>
            <text:p text:style-name="P7"><text:span text:style-name="T11">&lt;</text:span><text:span text:style-name="T12">repository</text:span><text:span text:style-name="T11">&gt;</text:span></text:p>
            <text:p text:style-name="P7"><text:span text:style-name="T13"><text:s text:c="3"/></text:span><text:span text:style-name="T11">&lt;</text:span><text:span text:style-name="T12">id</text:span><text:span text:style-name="T11">&gt;</text:span><text:span text:style-name="T13">apache.snapshots</text:span><text:span text:style-name="T11">&lt;/</text:span><text:span text:style-name="T12">id</text:span><text:span text:style-name="T11">&gt;</text:span></text:p>
            <text:p text:style-name="P7"><text:span text:style-name="T13"><text:s text:c="3"/></text:span><text:span text:style-name="T11">&lt;</text:span><text:span text:style-name="T12">name</text:span><text:span text:style-name="T11">&gt;</text:span><text:span text:style-name="T13">Maven Snapshot Repository</text:span><text:span text:style-name="T11">&lt;/</text:span><text:span text:style-name="T12">name</text:span><text:span text:style-name="T11">&gt;</text:span></text:p>
            <text:p text:style-name="P7"><text:span text:style-name="T13"><text:s text:c="3"/></text:span><text:span text:style-name="T11">&lt;</text:span><text:span text:style-name="T12">url</text:span><text:span text:style-name="T11">&gt;</text:span><text:span text:style-name="T13">http://people.apache.org/maven-snapshot-repository</text:span><text:span text:style-name="T11">&lt;/</text:span><text:span text:style-name="T12">url</text:span><text:span text:style-name="T11">&gt;</text:span></text:p>
            <text:p text:style-name="P7"><text:span text:style-name="T4"><text:s text:c="3"/></text:span><text:span text:style-name="T2">&lt;</text:span><text:span text:style-name="T3">snapshots</text:span><text:span text:style-name="T2">&gt;</text:span></text:p>
            <text:p text:style-name="P7"><text:span text:style-name="T4"><text:s text:c="6"/></text:span><text:span text:style-name="T2">&lt;</text:span><text:span text:style-name="T3">enabled</text:span><text:span text:style-name="T2">&gt;</text:span><text:span text:style-name="T4">true</text:span><text:span text:style-name="T2">&lt;/</text:span><text:span text:style-name="T3">enabled</text:span><text:span text:style-name="T2">&gt;</text:span></text:p>
            <text:p text:style-name="P7"><text:span text:style-name="T4"><text:s text:c="6"/></text:span><text:span text:style-name="T2">&lt;</text:span><text:span text:style-name="T3">updatePolicy</text:span><text:span text:style-name="T2">&gt;</text:span><text:span text:style-name="T4">daily</text:span><text:span text:style-name="T2">&lt;/</text:span><text:span text:style-name="T3">updatePolicy</text:span><text:span text:style-name="T2">&gt;</text:span></text:p>
            <text:p text:style-name="P7"><text:span text:style-name="T4"><text:s text:c="3"/></text:span><text:span text:style-name="T2">&lt;/</text:span><text:span text:style-name="T3">snapshots</text:span><text:span text:style-name="T2">&gt;</text:span></text:p>
            <text:p text:style-name="P7"><text:span text:style-name="T11">&lt;/</text:span><text:span text:style-name="T12">repository</text:span><text:span text:style-name="T11">&gt;</text:span></text:p>
          </draw:text-box>
        </draw:frame>
        <presentation:notes draw:style-name="dp2">
          <draw:page-thumbnail draw:style-name="gr1" draw:layer="layout" svg:width="12.572cm" svg:height="9.489cm" svg:x="3.219cm" svg:y="1.908cm" draw:page-number="13" presentation:class="page"/>
          <draw:frame presentation:style-name="pr11" draw:text-style-name="P1" draw:layer="layout" svg:width="13.93cm" svg:height="11.393cm" svg:x="2.54cm" svg:y="12.065cm" presentation:class="notes">
            <draw:text-box>
              <text:p text:style-name="P1">Il est nécessaire d'activer explicitement le téléchargement de dépendances en version SNAPSHOT</text:p>
            </draw:text-box>
          </draw:frame>
        </presentation:notes>
      </draw:page>
      <draw:page draw:name="page14"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Ranges</text:p>
          </draw:text-box>
        </draw:frame>
        <draw:frame presentation:style-name="pr20" draw:text-style-name="P6" draw:layer="layout" svg:width="23.438cm" svg:height="1.737cm" svg:x="0.562cm" svg:y="3.771cm" presentation:class="outline" presentation:user-transformed="true">
          <draw:text-box>
            <text:list text:style-name="L3">
              <text:list-item>
                <text:p text:style-name="P1">Plus petit ou égal à 1.0<text:line-break/></text:p>
              </text:list-item>
            </text:list>
          </draw:text-box>
        </draw:frame>
        <draw:frame draw:style-name="gr17" draw:text-style-name="P18" draw:layer="layout" svg:width="2.5cm" svg:height="1cm" svg:x="2.5cm" svg:y="5cm">
          <draw:text-box>
            <text:p text:style-name="P7"><text:span text:style-name="T15">(,1.0]</text:span></text:p>
          </draw:text-box>
        </draw:frame>
        <draw:frame presentation:style-name="pr20" draw:text-style-name="P6" draw:layer="layout" svg:width="23.438cm" svg:height="1.737cm" svg:x="0.5cm" svg:y="6.5cm" presentation:class="outline" presentation:user-transformed="true">
          <draw:text-box>
            <text:list text:style-name="L3">
              <text:list-item>
                <text:p text:style-name="P1">Entre 1.2 et 1.3 (inclusions)<text:line-break/></text:p>
              </text:list-item>
            </text:list>
          </draw:text-box>
        </draw:frame>
        <draw:frame presentation:style-name="pr20" draw:text-style-name="P6" draw:layer="layout" svg:width="23.438cm" svg:height="1.737cm" svg:x="0.5cm" svg:y="9cm" presentation:class="outline" presentation:user-transformed="true">
          <draw:text-box>
            <text:list text:style-name="L3">
              <text:list-item>
                <text:p text:style-name="P1">Plus grand ou égal à 1.0, mais plus petit que 2.0<text:line-break/></text:p>
              </text:list-item>
            </text:list>
          </draw:text-box>
        </draw:frame>
        <draw:frame presentation:style-name="pr20" draw:text-style-name="P6" draw:layer="layout" svg:width="23.438cm" svg:height="1.737cm" svg:x="0.562cm" svg:y="11.771cm" presentation:class="outline" presentation:user-transformed="true">
          <draw:text-box>
            <text:list text:style-name="L3">
              <text:list-item>
                <text:p text:style-name="P1">Plus grand ou égal à1.5<text:line-break/></text:p>
              </text:list-item>
            </text:list>
          </draw:text-box>
        </draw:frame>
        <draw:frame draw:style-name="gr17" draw:text-style-name="P18" draw:layer="layout" svg:width="3cm" svg:height="1cm" svg:x="2.5cm" svg:y="7.5cm">
          <draw:text-box>
            <text:p text:style-name="P7"><text:span text:style-name="T15">[1.2,1.3]</text:span></text:p>
          </draw:text-box>
        </draw:frame>
        <draw:frame draw:style-name="gr17" draw:text-style-name="P18" draw:layer="layout" svg:width="3cm" svg:height="1cm" svg:x="2.5cm" svg:y="10.2cm">
          <draw:text-box>
            <text:p text:style-name="P7"><text:span text:style-name="T15">[1.0,2.0)</text:span></text:p>
          </draw:text-box>
        </draw:frame>
        <draw:frame draw:style-name="gr17" draw:text-style-name="P18" draw:layer="layout" svg:width="3cm" svg:height="1cm" svg:x="2.5cm" svg:y="13cm">
          <draw:text-box>
            <text:p text:style-name="P7"><text:span text:style-name="T15">[1.5,)</text:span></text:p>
          </draw:text-box>
        </draw:frame>
        <draw:frame presentation:style-name="pr20" draw:text-style-name="P6" draw:layer="layout" svg:width="23.438cm" svg:height="1.737cm" svg:x="0.562cm" svg:y="14.5cm" presentation:class="outline" presentation:user-transformed="true">
          <draw:text-box>
            <text:list text:style-name="L3">
              <text:list-item>
                <text:p text:style-name="P1">Toutes les versions sauf 1.1<text:line-break/></text:p>
              </text:list-item>
            </text:list>
          </draw:text-box>
        </draw:frame>
        <draw:frame draw:style-name="gr17" draw:text-style-name="P18" draw:layer="layout" svg:width="4.5cm" svg:height="1cm" svg:x="2.5cm" svg:y="15.5cm">
          <draw:text-box>
            <text:p text:style-name="P7"><text:span text:style-name="T15">(,1.1),(1.1,)</text:span></text:p>
          </draw:text-box>
        </draw:frame>
        <presentation:notes draw:style-name="dp2">
          <draw:page-thumbnail draw:style-name="gr1" draw:layer="layout" svg:width="12.572cm" svg:height="9.489cm" svg:x="3.219cm" svg:y="1.908cm" draw:page-number="14" presentation:class="page"/>
          <draw:frame presentation:style-name="pr11" draw:text-style-name="P1" draw:layer="layout" svg:width="13.93cm" svg:height="11.393cm" svg:x="2.54cm" svg:y="12.065cm" presentation:class="notes" presentation:placeholder="true">
            <draw:text-box/>
          </draw:frame>
        </presentation:notes>
      </draw:page>
      <draw:page draw:name="page15" draw:style-name="dp3" draw:master-page-name="zenika-new" presentation:presentation-page-layout-name="AL2T1" presentation:use-footer-name="ftr1">
        <office:forms form:automatic-focus="false" form:apply-design-mode="false"/>
        <draw:frame presentation:style-name="pr21" draw:layer="layout" svg:width="19.548cm" svg:height="2.52cm" svg:x="0.86cm" svg:y="0.389cm" presentation:class="title">
          <draw:text-box>
            <text:p>Ranges – À utiliser avec parcimonie</text:p>
          </draw:text-box>
        </draw:frame>
        <draw:frame draw:style-name="gr17" draw:text-style-name="P18" xml:id="id1" draw:id="id1" draw:layer="layout" svg:width="3cm" svg:height="1cm" svg:x="2.5cm" svg:y="7cm">
          <draw:text-box>
            <text:p text:style-name="P7"><text:span text:style-name="T15"><text:s text:c="4"/></text:span><text:span text:style-name="T15">B</text:span></text:p>
          </draw:text-box>
        </draw:frame>
        <draw:frame draw:style-name="gr18" draw:text-style-name="P20" draw:layer="layout" svg:width="14cm" svg:height="6.065cm" svg:x="8.5cm" svg:y="3.975cm">
          <draw:text-box>
            <text:p text:style-name="P7"><text:span text:style-name="T16">&lt;!-- Fichier pom.xml du projet A --&gt;</text:span></text:p>
            <text:p text:style-name="P7"><text:span text:style-name="T2">&lt;</text:span><text:span text:style-name="T3">dependencies</text:span><text:span text:style-name="T2">&gt;</text:span></text:p>
            <text:p text:style-name="P7"><text:span text:style-name="T16"><text:s text:c="2"/></text:span><text:span text:style-name="T16">...</text:span></text:p>
            <text:p text:style-name="P7"><text:span text:style-name="T4"><text:s text:c="2"/></text:span><text:span text:style-name="T2">&lt;</text:span><text:span text:style-name="T3">dependency</text:span><text:span text:style-name="T2">&gt;</text:span></text:p>
            <text:p text:style-name="P7"><text:span text:style-name="T4"><text:tab/></text:span><text:span text:style-name="T2">&lt;</text:span><text:span text:style-name="T3">groupId</text:span><text:span text:style-name="T2">&gt;</text:span><text:span text:style-name="T4">groupA</text:span><text:span text:style-name="T2">&lt;/</text:span><text:span text:style-name="T3">groupId</text:span><text:span text:style-name="T2">&gt;</text:span></text:p>
            <text:p text:style-name="P7"><text:span text:style-name="T4"><text:tab/></text:span><text:span text:style-name="T2">&lt;</text:span><text:span text:style-name="T3">artifactId</text:span><text:span text:style-name="T2">&gt;</text:span><text:span text:style-name="T4">artifactA</text:span><text:span text:style-name="T2">&lt;/</text:span><text:span text:style-name="T3">artifactId</text:span><text:span text:style-name="T2">&gt;</text:span></text:p>
            <text:p text:style-name="P7"><text:span text:style-name="T4"><text:tab/></text:span><text:span text:style-name="T2">&lt;</text:span><text:span text:style-name="T3">version</text:span><text:span text:style-name="T2">&gt;</text:span><text:span text:style-name="T4">[1.2,1.3]</text:span><text:span text:style-name="T2">&lt;/</text:span><text:span text:style-name="T3">version</text:span><text:span text:style-name="T2">&gt;</text:span></text:p>
            <text:p text:style-name="P7"><text:span text:style-name="T4"><text:s text:c="2"/></text:span><text:span text:style-name="T2">&lt;/</text:span><text:span text:style-name="T3">dependency</text:span><text:span text:style-name="T2">&gt;</text:span></text:p>
            <text:p text:style-name="P7"><text:span text:style-name="T16"><text:s text:c="2"/></text:span><text:span text:style-name="T16">....</text:span></text:p>
            <text:p text:style-name="P7"><text:span text:style-name="T2">&lt;/</text:span><text:span text:style-name="T3">dependencies</text:span><text:span text:style-name="T2">&gt;</text:span></text:p>
          </draw:text-box>
        </draw:frame>
        <draw:frame draw:style-name="gr17" draw:text-style-name="P18" xml:id="id2" draw:id="id2" draw:layer="layout" svg:width="3cm" svg:height="1cm" svg:x="2.5cm" svg:y="4.5cm">
          <draw:text-box>
            <text:p text:style-name="P7"><text:span text:style-name="T15"><text:s text:c="4"/></text:span><text:span text:style-name="T15">A</text:span></text:p>
          </draw:text-box>
        </draw:frame>
        <draw:connector draw:style-name="gr6" draw:layer="layout" draw:type="lines" svg:x1="4cm" svg:y1="7cm" svg:x2="4cm" svg:y2="5.5cm" draw:start-shape="id1" draw:start-glue-point="0" draw:end-shape="id2" draw:end-glue-point="2" svg:d="M4000 7000v-501-198-801" svg:viewBox="0 0 1 1501">
          <text:p/>
        </draw:connector>
        <draw:frame presentation:style-name="pr22" draw:layer="layout" svg:width="22.5cm" svg:height="4.923cm" svg:x="1cm" svg:y="11cm" presentation:class="outline" presentation:user-transformed="true">
          <draw:text-box>
            <text:list text:style-name="L3">
              <text:list-item>
                <text:p>Exemple probable pour le build à des dates différentes</text:p>
                <text:list>
                  <text:list-header>
                    <text:p>t1 : <text:s/>build de B <text:s/>→ utilisation de A-<text:span text:style-name="T17">1.2.4</text:span>.jar</text:p>
                    <text:p>t2  : build et livraison de A en version 1.2.5 <text:s/></text:p>
                    <text:p>t3 : <text:s/><text:span text:style-name="T18">build de B </text:span><text:s/>→ utilisation de A-<text:span text:style-name="T17">1.2.5</text:span>.jar<text:line-break/></text:p>
                  </text:list-header>
                </text:list>
              </text:list-item>
            </text:list>
          </draw:text-box>
        </draw:frame>
        <draw:custom-shape draw:style-name="gr19" draw:text-style-name="P21" draw:layer="layout" svg:width="4.918cm" svg:height="3.1cm" svg:x="14.582cm" svg:y="15.4cm">
          <text:p text:style-name="P2"><text:span text:style-name="T19">Perte de la </text:span><text:span text:style-name="T19"><text:line-break/></text:span><text:span text:style-name="T19">reproductibilité</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rect draw:style-name="gr20" draw:layer="layout" svg:width="1cm" svg:height="3.5cm" svg:x="2.659cm" svg:y="12.053cm">
          <text:p/>
        </draw:rect>
        <draw:line draw:style-name="gr6" draw:layer="layout" svg:x1="2cm" svg:y1="12cm" svg:x2="2cm" svg:y2="15.5cm">
          <text:p/>
        </draw:line>
        <draw:custom-shape draw:style-name="gr19" draw:text-style-name="P21" draw:layer="layout" svg:width="4.918cm" svg:height="3.1cm" svg:x="20.082cm" svg:y="15.4cm">
          <text:p text:style-name="P2"><text:span text:style-name="T19">Peut convenir </text:span><text:span text:style-name="T19"><text:line-break/></text:span><text:span text:style-name="T19">dans </text:span><text:span text:style-name="T19"><text:line-break/></text:span><text:span text:style-name="T19">une politique</text:span><text:span text:style-name="T19"><text:line-break/></text:span><text:span text:style-name="T19">X.Y.Z</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5" presentation:class="page"/>
          <draw:frame presentation:style-name="pr23" draw:layer="layout" svg:width="13.93cm" svg:height="11.142cm" svg:x="2.54cm" svg:y="12.065cm" presentation:class="notes" presentation:placeholder="true">
            <draw:text-box/>
          </draw:frame>
        </presentation:notes>
      </draw:page>
      <draw:page draw:name="page16" draw:style-name="dp1" draw:master-page-name="zenika-titre" presentation:presentation-page-layout-name="AL2T1" presentation:use-footer-name="ftr1">
        <draw:frame presentation:style-name="pr24" draw:layer="layout" svg:width="19.548cm" svg:height="2.52cm" svg:x="0.86cm" svg:y="0.389cm" presentation:class="title">
          <draw:text-box>
            <text:p>Dépendances au niveau du parent</text:p>
          </draw:text-box>
        </draw:frame>
        <draw:frame presentation:style-name="pr25" draw:layer="layout" svg:width="23.438cm" svg:height="7.527cm" svg:x="0.86cm" svg:y="4.233cm" presentation:class="outline" presentation:user-transformed="true">
          <draw:text-box>
            <text:list text:style-name="L3">
              <text:list-item>
                <text:p>Tous les enfants hériteront de cette dépendance</text:p>
              </text:list-item>
              <text:list-item>
                <text:p>Les librairies spécifiées seront dans les classpath des projets enfants</text:p>
                <text:list>
                  <text:list-item>
                    <text:p>A utiliser avec parcimonie<text:line-break/></text:p>
                  </text:list-item>
                </text:list>
              </text:list-item>
              <text:list-item>
                <text:p>Exemple d'injection de la librairie JUnit en version 4.8.2 pour le classpath des tests de tous les projets enfants<text:line-break/></text:p>
              </text:list-item>
            </text:list>
          </draw:text-box>
        </draw:frame>
        <draw:frame draw:style-name="gr21" draw:text-style-name="P20" draw:layer="layout" svg:width="14cm" svg:height="6.64cm" svg:x="3.5cm" svg:y="11.5cm">
          <draw:text-box>
            <text:p text:style-name="P7"><text:span text:style-name="T16">&lt;!-- Fichier pom.xml parent --&gt;</text:span></text:p>
            <text:p text:style-name="P7"><text:span text:style-name="T2">&lt;</text:span><text:span text:style-name="T3">dependencies</text:span><text:span text:style-name="T2">&gt;</text:span></text:p>
            <text:p text:style-name="P7"><text:span text:style-name="T16"><text:s text:c="2"/></text:span><text:span text:style-name="T16">...</text:span></text:p>
            <text:p text:style-name="P7"><text:span text:style-name="T4"><text:s text:c="2"/></text:span><text:span text:style-name="T2">&lt;</text:span><text:span text:style-name="T3">dependency</text:span><text:span text:style-name="T2">&gt;</text:span></text:p>
            <text:p text:style-name="P7"><text:span text:style-name="T4"><text:tab/></text:span><text:span text:style-name="T2">&lt;</text:span><text:span text:style-name="T3">groupId</text:span><text:span text:style-name="T2">&gt;</text:span><text:span text:style-name="T4">junit</text:span><text:span text:style-name="T2">&lt;/</text:span><text:span text:style-name="T3">groupId</text:span><text:span text:style-name="T2">&gt;</text:span></text:p>
            <text:p text:style-name="P7"><text:span text:style-name="T4"><text:tab/></text:span><text:span text:style-name="T2">&lt;</text:span><text:span text:style-name="T3">artifactId</text:span><text:span text:style-name="T2">&gt;</text:span><text:span text:style-name="T4">junit</text:span><text:span text:style-name="T2">&lt;/</text:span><text:span text:style-name="T3">artifactId</text:span><text:span text:style-name="T2">&gt;</text:span></text:p>
            <text:p text:style-name="P7"><text:span text:style-name="T4"><text:tab/></text:span><text:span text:style-name="T2">&lt;</text:span><text:span text:style-name="T3">version</text:span><text:span text:style-name="T2">&gt;</text:span><text:span text:style-name="T4">4.8.2</text:span><text:span text:style-name="T2">&lt;/</text:span><text:span text:style-name="T3">version</text:span><text:span text:style-name="T2">&gt;</text:span></text:p>
            <text:p text:style-name="P7"><text:span text:style-name="T4"><text:tab/></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4"><text:s text:c="2"/></text:span><text:span text:style-name="T2">&lt;/</text:span><text:span text:style-name="T3">dependency</text:span><text:span text:style-name="T2">&gt;</text:span></text:p>
            <text:p text:style-name="P7"><text:span text:style-name="T16"><text:s text:c="2"/></text:span><text:span text:style-name="T16">....</text:span></text:p>
            <text:p text:style-name="P7"><text:span text:style-name="T2">&lt;/</text:span><text:span text:style-name="T3">dependencies</text:span><text:span text:style-name="T2">&gt;</text:span></text:p>
          </draw:text-box>
        </draw:frame>
        <presentation:notes draw:style-name="dp2">
          <draw:page-thumbnail draw:style-name="gr1" draw:layer="layout" svg:width="12.572cm" svg:height="9.489cm" svg:x="3.219cm" svg:y="1.908cm" draw:page-number="16" presentation:class="page"/>
          <draw:frame presentation:style-name="pr26" draw:text-style-name="P5" draw:layer="layout" svg:width="13.93cm" svg:height="11.142cm" svg:x="2.54cm" svg:y="12.065cm" presentation:class="notes" presentation:placeholder="true">
            <draw:text-box/>
          </draw:frame>
        </presentation:notes>
      </draw:page>
      <draw:page draw:name="page17"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Gestion homogène des dépendances(1/2)</text:p>
          </draw:text-box>
        </draw:frame>
        <draw:frame draw:style-name="gr3" draw:text-style-name="P23" draw:layer="layout" svg:width="15.5cm" svg:height="15.748cm" svg:x="0.5cm" svg:y="3cm">
          <draw:text-box>
            <text:p text:style-name="P7"><text:span text:style-name="T20">&lt;!-- Fichier pom.xml parent ou transverse --&gt;</text:span></text:p>
            <text:p text:style-name="P7"><text:span text:style-name="T21">&lt;</text:span><text:span text:style-name="T22">project</text:span><text:span text:style-name="T21">&gt;</text:span></text:p>
            <text:p text:style-name="P7"><text:span text:style-name="T23"><text:s text:c="3"/></text:span><text:span text:style-name="T21">&lt;</text:span><text:span text:style-name="T22">modelVersion</text:span><text:span text:style-name="T21">&gt;</text:span><text:span text:style-name="T23">4.0.0</text:span><text:span text:style-name="T21">&lt;/</text:span><text:span text:style-name="T22">modelVersion</text:span><text:span text:style-name="T21">&gt;</text:span></text:p>
            <text:p text:style-name="P7"><text:span text:style-name="T23"><text:s text:c="3"/></text:span><text:span text:style-name="T21">&lt;</text:span><text:span text:style-name="T22">groupId</text:span><text:span text:style-name="T21">&gt;</text:span><text:span text:style-name="T23">com.zenika.formation</text:span><text:span text:style-name="T21">&lt;/</text:span><text:span text:style-name="T22">groupId</text:span><text:span text:style-name="T21">&gt;</text:span></text:p>
            <text:p text:style-name="P7"><text:span text:style-name="T23"><text:s text:c="3"/></text:span><text:span text:style-name="T21">&lt;</text:span><text:span text:style-name="T22">artifactId</text:span><text:span text:style-name="T21">&gt;</text:span><text:span text:style-name="T23">resanet-parent</text:span><text:span text:style-name="T21">&lt;/</text:span><text:span text:style-name="T22">artifactId</text:span><text:span text:style-name="T21">&gt;</text:span></text:p>
            <text:p text:style-name="P7"><text:span text:style-name="T23"><text:s text:c="3"/></text:span><text:span text:style-name="T24">&lt;</text:span><text:span text:style-name="T25">packaging</text:span><text:span text:style-name="T24">&gt;</text:span><text:span text:style-name="T26">pom</text:span><text:span text:style-name="T24">&lt;/</text:span><text:span text:style-name="T25">packaging</text:span><text:span text:style-name="T24">&gt;</text:span></text:p>
            <text:p text:style-name="P7"><text:span text:style-name="T23"><text:s text:c="3"/></text:span><text:span text:style-name="T21">&lt;</text:span><text:span text:style-name="T22">version</text:span><text:span text:style-name="T21">&gt;</text:span><text:span text:style-name="T23">1.0-SNAPSHOT</text:span><text:span text:style-name="T21">&lt;/</text:span><text:span text:style-name="T22">version</text:span><text:span text:style-name="T21">&gt;</text:span></text:p>
            <text:p text:style-name="P7"><text:span text:style-name="T23"><text:s text:c="3"/></text:span><text:span text:style-name="T21">&lt;</text:span><text:span text:style-name="T22">name</text:span><text:span text:style-name="T21">&gt;</text:span><text:span text:style-name="T23">resanet-gloabals</text:span><text:span text:style-name="T21">&lt;/</text:span><text:span text:style-name="T22">name</text:span><text:span text:style-name="T21">&gt;</text:span></text:p>
            <text:p text:style-name="P7"><text:span text:style-name="T20"/></text:p>
            <text:p text:style-name="P7"><text:span text:style-name="T26"><text:s text:c="3"/></text:span><text:span text:style-name="T24">&lt;</text:span><text:span text:style-name="T25">dependencyManagement</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0"/></text:p>
            <text:p text:style-name="P7"><text:span text:style-name="T26"><text:s text:c="9"/></text:span><text:span text:style-name="T24">&lt;</text:span><text:span text:style-name="T25">dependency</text:span><text:span text:style-name="T24">&gt;</text:span></text:p>
            <text:p text:style-name="P7"><text:span text:style-name="T26"><text:s text:c="12"/></text:span><text:span text:style-name="T24">&lt;</text:span><text:span text:style-name="T25">groupId</text:span><text:span text:style-name="T24">&gt;</text:span><text:span text:style-name="T26">struts</text:span><text:span text:style-name="T24">&lt;/</text:span><text:span text:style-name="T25">groupId</text:span><text:span text:style-name="T24">&gt;</text:span></text:p>
            <text:p text:style-name="P22"><text:span text:style-name="T26"><text:s text:c="12"/></text:span><text:span text:style-name="T24">&lt;</text:span><text:span text:style-name="T25">artifactId</text:span><text:span text:style-name="T24">&gt;</text:span><text:span text:style-name="T26">struts</text:span><text:span text:style-name="T24">&lt;/</text:span><text:span text:style-name="T25">artifactId</text:span><text:span text:style-name="T24">&gt;</text:span><text:span text:style-name="T26"><text:line-break/></text:span><text:span text:style-name="T26"> <text:s text:c="11"/></text:span><text:span text:style-name="T24">&lt;</text:span><text:span text:style-name="T25">version</text:span><text:span text:style-name="T24">&gt;</text:span><text:span text:style-name="T26">1.2.9</text:span><text:span text:style-name="T24">&lt;/</text:span><text:span text:style-name="T25">version</text:span><text:span text:style-name="T24">&gt;</text:span><text:span text:style-name="T24"><text:line-break/></text:span><text:span text:style-name="T24"><text:tab/></text:span><text:span text:style-name="T24"><text:tab/></text:span><text:span text:style-name="T24"> <text:s text:c="2"/>&lt;</text:span><text:span text:style-name="T27">scope</text:span><text:span text:style-name="T24">&gt;</text:span><text:span text:style-name="T26">compile</text:span><text:span text:style-name="T28">&lt;/scope&gt;</text:span></text:p>
            <text:p text:style-name="P7"><text:span text:style-name="T26"><text:s text:c="12"/></text:span><text:span text:style-name="T24">&lt;</text:span><text:span text:style-name="T25">exclusions</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8"/></text:span><text:span text:style-name="T24">&lt;</text:span><text:span text:style-name="T25">groupId</text:span><text:span text:style-name="T24">&gt;</text:span><text:span text:style-name="T26">xalan</text:span><text:span text:style-name="T24">&lt;/</text:span><text:span text:style-name="T25">groupId</text:span><text:span text:style-name="T24">&gt;</text:span></text:p>
            <text:p text:style-name="P7"><text:span text:style-name="T26"><text:s text:c="18"/></text:span><text:span text:style-name="T24">&lt;</text:span><text:span text:style-name="T25">artifactId</text:span><text:span text:style-name="T24">&gt;</text:span><text:span text:style-name="T26">xalan</text:span><text:span text:style-name="T24">&lt;/</text:span><text:span text:style-name="T25">artifactId</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8"/></text:span><text:span text:style-name="T24">&lt;</text:span><text:span text:style-name="T25">groupId</text:span><text:span text:style-name="T24">&gt;</text:span><text:span text:style-name="T26">xml-apis</text:span><text:span text:style-name="T24">&lt;/</text:span><text:span text:style-name="T25">groupId</text:span><text:span text:style-name="T24">&gt;</text:span></text:p>
            <text:p text:style-name="P7"><text:span text:style-name="T26"><text:s text:c="18"/></text:span><text:span text:style-name="T24">&lt;</text:span><text:span text:style-name="T25">artifactId</text:span><text:span text:style-name="T24">&gt;</text:span><text:span text:style-name="T26">xml-apis</text:span><text:span text:style-name="T24">&lt;/</text:span><text:span text:style-name="T25">artifactId</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2"/></text:span><text:span text:style-name="T24">&lt;/</text:span><text:span text:style-name="T25">exclusions</text:span><text:span text:style-name="T24">&gt;</text:span></text:p>
            <text:p text:style-name="P7"><text:span text:style-name="T26"><text:s text:c="9"/></text:span><text:span text:style-name="T24">&lt;/</text:span><text:span text:style-name="T25">dependency</text:span><text:span text:style-name="T24">&gt;</text:span></text:p>
            <text:p text:style-name="P7"><text:span text:style-name="T20"><text:tab/></text:span><text:span text:style-name="T20"><text:tab/></text:span><text:span text:style-name="T20">...</text:span></text:p>
            <text:p text:style-name="P7"><text:span text:style-name="T26"><text:s text:c="6"/></text:span><text:span text:style-name="T24">&lt;/</text:span><text:span text:style-name="T25">dependencies</text:span><text:span text:style-name="T24">&gt;</text:span></text:p>
            <text:p text:style-name="P7"><text:span text:style-name="T26"><text:s text:c="3"/></text:span><text:span text:style-name="T24">&lt;/</text:span><text:span text:style-name="T25">dependencyManagement</text:span><text:span text:style-name="T24">&gt;</text:span></text:p>
            <text:p text:style-name="P7"><text:span text:style-name="T29"/></text:p>
            <text:p text:style-name="P7"><text:span text:style-name="T21">&lt;/</text:span><text:span text:style-name="T22">project</text:span><text:span text:style-name="T21">&gt;</text:span></text:p>
          </draw:text-box>
        </draw:frame>
        <draw:custom-shape draw:style-name="gr19" draw:text-style-name="P24" draw:layer="layout" svg:width="8cm" svg:height="3.5cm" svg:x="14cm" svg:y="6cm">
          <text:p text:style-name="P2"><text:span text:style-name="T19">On spécifie les préférences </text:span><text:span text:style-name="T19"><text:line-break/></text:span><text:span text:style-name="T19">de version, exclusions </text:span><text:span text:style-name="T19"><text:line-break/></text:span><text:span text:style-name="T19">et portée </text:span><text:span text:style-name="T19"><text:line-break/></text:span><text:span text:style-name="T19">des dépendances </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24" draw:layer="layout" svg:width="8cm" svg:height="3.5cm" svg:x="14cm" svg:y="10.5cm">
          <text:p text:style-name="P2"><text:span text:style-name="T19">Les enfants devront spécifier</text:span></text:p>
          <text:p text:style-name="P2"><text:span text:style-name="T19">explicitement l'utilisation</text:span><text:span text:style-name="T19"><text:line-break/></text:span><text:span text:style-name="T19">des librairi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7" presentation:class="page"/>
          <draw:frame presentation:style-name="pr11" draw:text-style-name="P1" draw:layer="layout" svg:width="13.93cm" svg:height="11.393cm" svg:x="2.54cm" svg:y="12.065cm" presentation:class="notes">
            <draw:text-box>
              <text:p text:style-name="P1">Déclarer dans le projet racine, une préférence de version; est différent de déclarer une dépendance dans le projet racine.</text:p>
              <text:p text:style-name="P1">Dans le cas d'une dependancyManagmenent, on ne force pas tous les sous projets, à dépendre de la librairie</text:p>
            </draw:text-box>
          </draw:frame>
        </presentation:notes>
      </draw:page>
      <draw:page draw:name="page18"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Gestion homogène des dépendances (2/2)</text:p>
          </draw:text-box>
        </draw:frame>
        <draw:frame draw:style-name="gr22" draw:text-style-name="P25" draw:layer="layout" svg:width="16cm" svg:height="14.69cm" svg:x="0.5cm" svg:y="3.5cm">
          <draw:text-box>
            <text:p text:style-name="P7"><text:span text:style-name="T16">&lt;!-- Fichier pom.xml d'un projet enfant --&gt;</text:span></text:p>
            <text:p text:style-name="P7"><text:span text:style-name="T11">&lt;</text:span><text:span text:style-name="T12">project</text:span><text:span text:style-name="T11">&gt;</text:span></text:p>
            <text:p text:style-name="P7"><text:span text:style-name="T13"><text:s text:c="3"/></text:span><text:span text:style-name="T11">&lt;</text:span><text:span text:style-name="T12">modelVersion</text:span><text:span text:style-name="T11">&gt;</text:span><text:span text:style-name="T13">4.0.0</text:span><text:span text:style-name="T11">&lt;/</text:span><text:span text:style-name="T12">modelVersion</text:span><text:span text:style-name="T11">&gt;</text:span></text:p>
            <text:p text:style-name="P7"><text:span text:style-name="T13"><text:s text:c="3"/></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3"/></text:span><text:span text:style-name="T11">&lt;</text:span><text:span text:style-name="T12">artifactId</text:span><text:span text:style-name="T11">&gt;</text:span><text:span text:style-name="T4">zenika-web</text:span><text:span text:style-name="T11">&lt;/</text:span><text:span text:style-name="T12">artifactId</text:span><text:span text:style-name="T11">&gt;</text:span></text:p>
            <text:p text:style-name="P7"><text:span text:style-name="T13"><text:s text:c="3"/></text:span><text:span text:style-name="T2">&lt;</text:span><text:span text:style-name="T3">packaging</text:span><text:span text:style-name="T2">&gt;</text:span><text:span text:style-name="T4">war</text:span><text:span text:style-name="T2">&lt;/</text:span><text:span text:style-name="T3">packaging</text:span><text:span text:style-name="T2">&gt;</text:span></text:p>
            <text:p text:style-name="P7"><text:span text:style-name="T13"><text:s text:c="3"/></text:span><text:span text:style-name="T11">&lt;</text:span><text:span text:style-name="T12">name</text:span><text:span text:style-name="T11">&gt;</text:span><text:span text:style-name="T13">resanet-web Webapp</text:span><text:span text:style-name="T11">&lt;/</text:span><text:span text:style-name="T12">name</text:span><text:span text:style-name="T11">&gt;</text:span></text:p>
            <text:p text:style-name="P7"><text:span text:style-name="T13"><text:s text:c="3"/></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30"/></text:p>
            <text:p text:style-name="P7"><text:span text:style-name="T13"><text:s text:c="3"/></text:span><text:span text:style-name="T2">&lt;</text:span><text:span text:style-name="T3">parent</text:span><text:span text:style-name="T2">&gt;</text:span></text:p>
            <text:p text:style-name="P7"><text:span text:style-name="T13"><text:s text:c="6"/></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6"/></text:span><text:span text:style-name="T11">&lt;</text:span><text:span text:style-name="T12">artifactId</text:span><text:span text:style-name="T11">&gt;</text:span><text:span text:style-name="T4">resanet-parent</text:span><text:span text:style-name="T11">&lt;/</text:span><text:span text:style-name="T12">artifactId</text:span><text:span text:style-name="T11">&gt;</text:span></text:p>
            <text:p text:style-name="P7"><text:span text:style-name="T13"><text:s text:c="6"/></text:span><text:span text:style-name="T11">&lt;</text:span><text:span text:style-name="T12">version</text:span><text:span text:style-name="T11">&gt;</text:span><text:span text:style-name="T13">1.0-SNAPSHOT</text:span><text:span text:style-name="T11">&lt;/</text:span><text:span text:style-name="T12">version</text:span><text:span text:style-name="T11">&gt;</text:span></text:p>
            <text:p text:style-name="P7"><text:span text:style-name="T13"><text:s text:c="2"/></text:span><text:span text:style-name="T4"><text:s/></text:span><text:span text:style-name="T2">&lt;/</text:span><text:span text:style-name="T3">parent</text:span><text:span text:style-name="T2">&gt;</text:span></text:p>
            <text:p text:style-name="P7"><text:span text:style-name="T16"/></text:p>
            <text:p text:style-name="P7"><text:span text:style-name="T4"><text:s text:c="3"/></text:span><text:span text:style-name="T2">&lt;</text:span><text:span text:style-name="T3">dependencies</text:span><text:span text:style-name="T2">&gt;</text:span></text:p>
            <text:p text:style-name="P7"><text:span text:style-name="T2"><text:tab/></text:span><text:span text:style-name="T2"> <text:s/></text:span><text:span text:style-name="T2">...</text:span></text:p>
            <text:p text:style-name="P7"><text:span text:style-name="T4"><text:s text:c="6"/></text:span><text:span text:style-name="T2">&lt;</text:span><text:span text:style-name="T3">dependency</text:span><text:span text:style-name="T2">&gt;</text:span></text:p>
            <text:p text:style-name="P7"><text:span text:style-name="T4"><text:s text:c="9"/></text:span><text:span text:style-name="T2">&lt;</text:span><text:span text:style-name="T3">groupId</text:span><text:span text:style-name="T2">&gt;</text:span><text:span text:style-name="T4">struts</text:span><text:span text:style-name="T2">&lt;/</text:span><text:span text:style-name="T3">groupId</text:span><text:span text:style-name="T2">&gt;</text:span></text:p>
            <text:p text:style-name="P7"><text:span text:style-name="T4"><text:s text:c="9"/></text:span><text:span text:style-name="T2">&lt;</text:span><text:span text:style-name="T3">artifactId</text:span><text:span text:style-name="T2">&gt;</text:span><text:span text:style-name="T4">struts</text:span><text:span text:style-name="T2">&lt;/</text:span><text:span text:style-name="T3">artifactId</text:span><text:span text:style-name="T2">&gt;</text:span></text:p>
            <text:p text:style-name="P7"><text:span text:style-name="T4"><text:s text:c="6"/></text:span><text:span text:style-name="T2">&lt;/</text:span><text:span text:style-name="T3">dependency</text:span><text:span text:style-name="T2">&gt;</text:span></text:p>
            <text:p text:style-name="P7"><text:span text:style-name="T2"><text:tab/></text:span><text:span text:style-name="T2"> <text:s text:c="2"/></text:span><text:span text:style-name="T2">...</text:span></text:p>
            <text:p text:style-name="P7"><text:span text:style-name="T4"><text:s text:c="3"/></text:span><text:span text:style-name="T2">&lt;/</text:span><text:span text:style-name="T3">dependencies</text:span><text:span text:style-name="T2">&gt;</text:span></text:p>
            <text:p text:style-name="P7"><text:span text:style-name="T30"/></text:p>
            <text:p text:style-name="P7"><text:span text:style-name="T11">&lt;/</text:span><text:span text:style-name="T12">project</text:span><text:span text:style-name="T11">&gt;</text:span></text:p>
          </draw:text-box>
        </draw:frame>
        <draw:custom-shape draw:style-name="gr19" draw:text-style-name="P24" draw:layer="layout" svg:width="7cm" svg:height="3.5cm" svg:x="14cm" svg:y="10.5cm">
          <text:p text:style-name="P2"><text:span text:style-name="T19">Version, exclusions </text:span><text:span text:style-name="T19"><text:line-break/></text:span><text:span text:style-name="T19">et portées </text:span><text:span text:style-name="T19"><text:line-break/></text:span><text:span text:style-name="T19">des dépendances </text:span><text:span text:style-name="T19"><text:line-break/></text:span><text:span text:style-name="T19">sont hérité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8" presentation:class="page"/>
          <draw:frame presentation:style-name="pr11" draw:text-style-name="P4" draw:layer="layout" svg:width="13.93cm" svg:height="11.393cm" svg:x="2.54cm" svg:y="12.065cm" presentation:class="notes" presentation:placeholder="true">
            <draw:text-box/>
          </draw:frame>
        </presentation:notes>
      </draw:page>
      <draw:page draw:name="page19"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Portée des dépendances</text:p>
          </draw:text-box>
        </draw:frame>
        <draw:frame presentation:style-name="pr19" draw:text-style-name="P6" draw:layer="layout" svg:width="23.438cm" svg:height="14.03cm" svg:x="0.86cm" svg:y="4.233cm" presentation:class="outline" presentation:user-transformed="true">
          <draw:text-box>
            <text:list text:style-name="L3">
              <text:list-item>
                <text:p text:style-name="P1">Les dépendances Maven gèrent la notion de portée (ou scope)<text:line-break/></text:p>
              </text:list-item>
              <text:list-item>
                <text:p text:style-name="P1">Il existe 6 valeurs de la balise &lt;scope&gt; :</text:p>
                <text:list>
                  <text:list-item>
                    <text:p text:style-name="P1"><text:s/>compile (par défaut)</text:p>
                  </text:list-item>
                  <text:list-item>
                    <text:p text:style-name="P1"><text:s/>provided</text:p>
                  </text:list-item>
                  <text:list-item>
                    <text:p text:style-name="P1"><text:s/>runtime</text:p>
                  </text:list-item>
                  <text:list-item>
                    <text:p text:style-name="P1"><text:s/>test</text:p>
                  </text:list-item>
                  <text:list-item>
                    <text:p text:style-name="P1"><text:s/>system</text:p>
                  </text:list-item>
                  <text:list-item>
                    <text:p text:style-name="P1"><text:s/>import<text:line-break/></text:p>
                  </text:list-item>
                </text:list>
              </text:list-item>
              <text:list-item>
                <text:p text:style-name="P1">Le scope est notifié par une balise optionnelle <text:span text:style-name="T31">&lt;scope&gt;</text:span> incluse dans la balise <text:span text:style-name="T31">&lt;dependency&gt;</text:span></text:p>
              </text:list-item>
            </text:list>
          </draw:text-box>
        </draw:frame>
        <presentation:notes draw:style-name="dp2">
          <draw:page-thumbnail draw:style-name="gr1" draw:layer="layout" svg:width="12.572cm" svg:height="9.489cm" svg:x="3.219cm" svg:y="1.908cm" draw:page-number="19" presentation:class="page"/>
          <draw:frame presentation:style-name="pr11" draw:text-style-name="P1" draw:layer="layout" svg:width="13.93cm" svg:height="11.393cm" svg:x="2.54cm" svg:y="12.065cm" presentation:class="notes" presentation:placeholder="true">
            <draw:text-box/>
          </draw:frame>
        </presentation:notes>
      </draw:page>
      <draw:page draw:name="page20"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compile (1/2)</text:p>
          </draw:text-box>
        </draw:frame>
        <draw:frame presentation:style-name="pr27" draw:text-style-name="P6" draw:layer="layout" svg:width="23.438cm" svg:height="1.267cm" svg:x="0.86cm" svg:y="4.233cm" presentation:class="outline" presentation:user-transformed="true">
          <draw:text-box>
            <text:list text:style-name="L3">
              <text:list-item>
                <text:p text:style-name="P1">Portée par défaut - Utilisée si non spécifiée</text:p>
              </text:list-item>
            </text:list>
          </draw:text-box>
        </draw:frame>
        <draw:frame draw:style-name="gr21" draw:text-style-name="P20" draw:layer="layout" svg:width="19.5cm" svg:height="6.64cm" svg:x="2cm" svg:y="6.147cm">
          <draw:text-box>
            <text:p text:style-name="P7"><text:span text:style-name="T30">&lt;!-- Fichier pom.xml --&gt;</text:span></text:p>
            <text:p text:style-name="P7"><text:span text:style-name="T11">&lt;</text:span><text:span text:style-name="T12">dependencies</text:span><text:span text:style-name="T11">&gt;</text:span></text:p>
            <text:p text:style-name="P7"><text:span text:style-name="T30"><text:s text:c="2"/></text:span><text:span text:style-name="T30">...</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zenika-model</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2.5</text:span><text:span text:style-name="T11">&lt;/</text:span><text:span text:style-name="T12">version</text:span><text:span text:style-name="T11">&gt;</text:span></text:p>
            <text:p text:style-name="P7"><text:span text:style-name="T13"><text:tab/></text:span><text:span text:style-name="T2">&lt;</text:span><text:span text:style-name="T3">scope</text:span><text:span text:style-name="T2">&gt;</text:span><text:span text:style-name="T4">compile</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0"><text:s text:c="2"/></text:span><text:span text:style-name="T30">....</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0" presentation:class="page"/>
          <draw:frame presentation:style-name="pr11" draw:text-style-name="P1" draw:layer="layout" svg:width="13.93cm" svg:height="11.393cm" svg:x="2.54cm" svg:y="12.065cm" presentation:class="notes" presentation:placeholder="true">
            <draw:text-box/>
          </draw:frame>
        </presentation:notes>
      </draw:page>
      <draw:page draw:name="page21"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compile (2/2)</text:p>
          </draw:text-box>
        </draw:frame>
        <draw:frame presentation:style-name="pr19" draw:text-style-name="P6" draw:layer="layout" svg:width="23.438cm" svg:height="14.03cm" svg:x="0.86cm" svg:y="4.233cm" presentation:class="outline" presentation:user-transformed="true">
          <draw:text-box>
            <text:list text:style-name="L3">
              <text:list-item>
                <text:p text:style-name="P1">Toutes les librairies ayant la portée « compile » sont présentes dans le classpath de compilation et d'exécution</text:p>
                <text:list>
                  <text:list-item>
                    <text:p text:style-name="P1">De même pour le classpath de compilation et d'exécution des tests<text:line-break/></text:p>
                  </text:list-item>
                </text:list>
              </text:list-item>
              <text:list-item>
                <text:p text:style-name="P1">Gère les dépendances transitives</text:p>
              </text:list-item>
            </text:list>
          </draw:text-box>
        </draw:frame>
        <presentation:notes draw:style-name="dp2">
          <draw:page-thumbnail draw:style-name="gr1" draw:layer="layout" svg:width="12.572cm" svg:height="9.489cm" svg:x="3.219cm" svg:y="1.908cm" draw:page-number="21" presentation:class="page"/>
          <draw:frame presentation:style-name="pr11" draw:text-style-name="P1" draw:layer="layout" svg:width="13.93cm" svg:height="11.393cm" svg:x="2.54cm" svg:y="12.065cm" presentation:class="notes" presentation:placeholder="true">
            <draw:text-box/>
          </draw:frame>
        </presentation:notes>
      </draw:page>
      <draw:page draw:name="page22"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provided (1/2)</text:p>
          </draw:text-box>
        </draw:frame>
        <draw:frame presentation:style-name="pr28" draw:text-style-name="P6" draw:layer="layout" svg:width="23.438cm" svg:height="4.535cm" svg:x="1cm" svg:y="3.985cm" presentation:class="outline" presentation:user-transformed="true">
          <draw:text-box>
            <text:list text:style-name="L3">
              <text:list-item>
                <text:p text:style-name="P1">Une dépendance de portée « provided » sera utilisée pour la compilation mais ne sera pas déployée<text:line-break/></text:p>
              </text:list-item>
              <text:list-item>
                <text:p text:style-name="P1">A l'exécution, la librairie est fournie par le JDK ou un serveur d'application</text:p>
              </text:list-item>
            </text:list>
          </draw:text-box>
        </draw:frame>
        <draw:frame draw:style-name="gr21" draw:text-style-name="P20" draw:layer="layout" svg:width="19.5cm" svg:height="6.64cm" svg:x="2cm" svg:y="9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30"><text:s text:c="2"/></text:span><text:span text:style-name="T30">...</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avax.servlet</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servlet-api</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2.5</text:span><text:span text:style-name="T11">&lt;/</text:span><text:span text:style-name="T12">version</text:span><text:span text:style-name="T11">&gt;</text:span></text:p>
            <text:p text:style-name="P7"><text:span text:style-name="T13"><text:tab/></text:span><text:span text:style-name="T2">&lt;</text:span><text:span text:style-name="T3">scope</text:span><text:span text:style-name="T2">&gt;</text:span><text:span text:style-name="T4">provided</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0"><text:s text:c="2"/></text:span><text:span text:style-name="T30">....</text:span></text:p>
            <text:p text:style-name="P7"><text:span text:style-name="T11">&lt;/</text:span><text:span text:style-name="T12">dependencies</text:span><text:span text:style-name="T11">&gt;</text:span></text:p>
          </draw:text-box>
        </draw:frame>
        <draw:frame presentation:style-name="pr28" draw:text-style-name="P6" draw:layer="layout" svg:width="23.438cm" svg:height="3.267cm" svg:x="0.562cm" svg:y="14.5cm" presentation:class="outline" presentation:user-transformed="true">
          <draw:text-box>
            <text:p/>
          </draw:text-box>
        </draw:frame>
        <presentation:notes draw:style-name="dp2">
          <draw:page-thumbnail draw:style-name="gr1" draw:layer="layout" svg:width="12.572cm" svg:height="9.489cm" svg:x="3.219cm" svg:y="1.908cm" draw:page-number="22" presentation:class="page"/>
          <draw:frame presentation:style-name="pr11" draw:text-style-name="P1" draw:layer="layout" svg:width="13.93cm" svg:height="11.393cm" svg:x="2.54cm" svg:y="12.065cm" presentation:class="notes" presentation:placeholder="true">
            <draw:text-box/>
          </draw:frame>
        </presentation:notes>
      </draw:page>
      <draw:page draw:name="page23"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provided (2/2)</text:p>
          </draw:text-box>
        </draw:frame>
        <draw:frame presentation:style-name="pr19" draw:text-style-name="P6" draw:layer="layout" svg:width="23.438cm" svg:height="14.03cm" svg:x="0.86cm" svg:y="4.233cm" presentation:class="outline" presentation:user-transformed="true">
          <draw:text-box>
            <text:list text:style-name="L3">
              <text:list-item>
                <text:p text:style-name="P1">La librairie est présente dans le classpath de compilation et d'exécution des tests<text:line-break/></text:p>
              </text:list-item>
              <text:list-item>
                <text:p text:style-name="P1">La librairie ne sera pas empaquetée et sera exclue du classpath du manifest <text:line-break/></text:p>
              </text:list-item>
              <text:list-item>
                <text:p text:style-name="P1">Cette portée ne prend pas en compte la transitivité</text:p>
              </text:list-item>
            </text:list>
          </draw:text-box>
        </draw:frame>
        <presentation:notes draw:style-name="dp2">
          <draw:page-thumbnail draw:style-name="gr1" draw:layer="layout" svg:width="12.572cm" svg:height="9.489cm" svg:x="3.219cm" svg:y="1.908cm" draw:page-number="23" presentation:class="page"/>
          <draw:frame presentation:style-name="pr11" draw:text-style-name="P1" draw:layer="layout" svg:width="13.93cm" svg:height="11.393cm" svg:x="2.54cm" svg:y="12.065cm" presentation:class="notes" presentation:placeholder="true">
            <draw:text-box/>
          </draw:frame>
        </presentation:notes>
      </draw:page>
      <draw:page draw:name="page24"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runtime</text:p>
          </draw:text-box>
        </draw:frame>
        <draw:frame presentation:style-name="pr19" draw:text-style-name="P6" draw:layer="layout" svg:width="23.438cm" svg:height="14.03cm" svg:x="0.86cm" svg:y="4.233cm" presentation:class="outline" presentation:user-transformed="true">
          <draw:text-box>
            <text:list text:style-name="L3">
              <text:list-item>
                <text:p text:style-name="P1">La librairie en dépendance est requise à l'exécution mais pas à la compilation<text:line-break/></text:p>
              </text:list-item>
              <text:list-item>
                <text:p text:style-name="P1">La librairie n'est pas présente dans le classpath de compilation<text:line-break/></text:p>
              </text:list-item>
              <text:list-item>
                <text:p text:style-name="P1"><text:s/>Elle est présente dans le classpath de compilation et d'exécution des tests</text:p>
              </text:list-item>
            </text:list>
          </draw:text-box>
        </draw:frame>
        <draw:frame draw:style-name="gr21" draw:text-style-name="P20" draw:layer="layout" svg:width="19.5cm" svg:height="6.64cm" svg:x="2cm" svg:y="11.5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30"><text:s text:c="2"/></text:span><text:span text:style-name="T30">...</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dbc</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jdbc-oracle-driver</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10.2.0</text:span><text:span text:style-name="T11">&lt;/</text:span><text:span text:style-name="T12">version</text:span><text:span text:style-name="T11">&gt;</text:span></text:p>
            <text:p text:style-name="P7"><text:span text:style-name="T4"><text:tab/></text:span><text:span text:style-name="T2">&lt;</text:span><text:span text:style-name="T3">scope</text:span><text:span text:style-name="T2">&gt;</text:span><text:span text:style-name="T4">runtime</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0"><text:s text:c="2"/></text:span><text:span text:style-name="T30">....</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4" presentation:class="page"/>
          <draw:frame presentation:style-name="pr11" draw:text-style-name="P1" draw:layer="layout" svg:width="13.93cm" svg:height="11.393cm" svg:x="2.54cm" svg:y="12.065cm" presentation:class="notes" presentation:placeholder="true">
            <draw:text-box/>
          </draw:frame>
        </presentation:notes>
      </draw:page>
      <draw:page draw:name="page25"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test</text:p>
          </draw:text-box>
        </draw:frame>
        <draw:frame presentation:style-name="pr19" draw:text-style-name="P6" draw:layer="layout" svg:width="23.438cm" svg:height="14.03cm" svg:x="0.86cm" svg:y="4.233cm" presentation:class="outline" presentation:user-transformed="true">
          <draw:text-box>
            <text:list text:style-name="L3">
              <text:list-item>
                <text:p text:style-name="P1">La librairie n'est pas nécessaire à l'utilisation normale de l'application mais uniquement sur les phases de compilation et d'exécution des tests</text:p>
              </text:list-item>
            </text:list>
          </draw:text-box>
        </draw:frame>
        <draw:frame draw:style-name="gr21" draw:text-style-name="P20" draw:layer="layout" svg:width="19.5cm" svg:height="6.64cm" svg:x="2cm" svg:y="8.5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30"><text:s text:c="2"/></text:span><text:span text:style-name="T30">...</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unit</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junit</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4.8.1</text:span><text:span text:style-name="T11">&lt;/</text:span><text:span text:style-name="T12">version</text:span><text:span text:style-name="T11">&gt;</text:span></text:p>
            <text:p text:style-name="P7"><text:span text:style-name="T4"><text:tab/></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30"><text:s text:c="2"/></text:span><text:span text:style-name="T30">....</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5" presentation:class="page"/>
          <draw:frame presentation:style-name="pr11" draw:text-style-name="P1" draw:layer="layout" svg:width="13.93cm" svg:height="11.393cm" svg:x="2.54cm" svg:y="12.065cm" presentation:class="notes" presentation:placeholder="true">
            <draw:text-box/>
          </draw:frame>
        </presentation:notes>
      </draw:page>
      <draw:page draw:name="page26"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system</text:p>
          </draw:text-box>
        </draw:frame>
        <draw:frame presentation:style-name="pr18" draw:text-style-name="P6" draw:layer="layout" svg:width="23.438cm" svg:height="13.779cm" svg:x="0.562cm" svg:y="3.721cm" presentation:class="outline" presentation:user-transformed="true">
          <draw:text-box>
            <text:list text:style-name="L3">
              <text:list-item>
                <text:p text:style-name="P1">Comportement similaire au scope « provided » mais l'emplacement de la librairie doit être fourni explicitement<text:line-break/></text:p>
              </text:list-item>
              <text:list-item>
                <text:p text:style-name="P1">L'artefact n'est pas recherché dans un repository. Précision de l'emplacement à travers la balise &lt;systemPath&gt;<text:line-break/></text:p>
              </text:list-item>
              <text:list-item>
                <text:p text:style-name="P1">Utilisation non recommandée</text:p>
                <text:list>
                  <text:list-item>
                    <text:p text:style-name="P1">Suppression dans les futures versions de Maven</text:p>
                  </text:list-item>
                </text:list>
              </text:list-item>
            </text:list>
          </draw:text-box>
        </draw:frame>
        <draw:frame draw:style-name="gr23" draw:text-style-name="P20" draw:layer="layout" svg:width="21cm" svg:height="7.215cm" svg:x="1.615cm" svg:y="11.433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30"><text:s text:c="4"/></text:span><text:span text:style-name="T30">...</text:span></text:p>
            <text:p text:style-name="P7"><text:span text:style-name="T13"><text:s text:c="4"/></text:span><text:span text:style-name="T11">&lt;</text:span><text:span text:style-name="T12">dependency</text:span><text:span text:style-name="T11">&gt;</text:span></text:p>
            <text:p text:style-name="P7"><text:span text:style-name="T13"><text:s text:c="6"/></text:span><text:span text:style-name="T11">&lt;</text:span><text:span text:style-name="T12">groupId</text:span><text:span text:style-name="T11">&gt;</text:span><text:span text:style-name="T13">com.sun</text:span><text:span text:style-name="T11">&lt;/</text:span><text:span text:style-name="T12">groupId</text:span><text:span text:style-name="T11">&gt;</text:span></text:p>
            <text:p text:style-name="P7"><text:span text:style-name="T13"><text:s text:c="6"/></text:span><text:span text:style-name="T11">&lt;</text:span><text:span text:style-name="T12">artifactId</text:span><text:span text:style-name="T11">&gt;</text:span><text:span text:style-name="T13">tools</text:span><text:span text:style-name="T11">&lt;/</text:span><text:span text:style-name="T12">artifactId</text:span><text:span text:style-name="T11">&gt;</text:span></text:p>
            <text:p text:style-name="P7"><text:span text:style-name="T13"><text:s text:c="6"/></text:span><text:span text:style-name="T11">&lt;</text:span><text:span text:style-name="T12">version</text:span><text:span text:style-name="T11">&gt;</text:span><text:span text:style-name="T13">1.5.0</text:span><text:span text:style-name="T11">&lt;/</text:span><text:span text:style-name="T12">version</text:span><text:span text:style-name="T11">&gt;</text:span></text:p>
            <text:p text:style-name="P7"><text:span text:style-name="T4"><text:s text:c="6"/></text:span><text:span text:style-name="T2">&lt;</text:span><text:span text:style-name="T3">scope</text:span><text:span text:style-name="T2">&gt;</text:span><text:span text:style-name="T4">system</text:span><text:span text:style-name="T2">&lt;/</text:span><text:span text:style-name="T3">scope</text:span><text:span text:style-name="T2">&gt;</text:span></text:p>
            <text:p text:style-name="P7"><text:span text:style-name="T4"><text:s text:c="6"/></text:span><text:span text:style-name="T2">&lt;</text:span><text:span text:style-name="T3">systemPath</text:span><text:span text:style-name="T2">&gt;</text:span><text:span text:style-name="T4">${java.home}/lib/tools.jar</text:span><text:span text:style-name="T2">&lt;/</text:span><text:span text:style-name="T3">systemPath</text:span><text:span text:style-name="T2">&gt;</text:span></text:p>
            <text:p text:style-name="P7"><text:span text:style-name="T13"><text:s text:c="4"/></text:span><text:span text:style-name="T11">&lt;/</text:span><text:span text:style-name="T12">dependency</text:span><text:span text:style-name="T11">&gt;</text:span></text:p>
            <text:p text:style-name="P7"><text:span text:style-name="T30"><text:s text:c="4"/></text:span><text:span text:style-name="T30">...</text:span></text:p>
            <text:p text:style-name="P7"><text:span text:style-name="T11">&lt;/</text:span><text:span text:style-name="T12">dependencies</text:span><text:span text:style-name="T11">&gt;</text:span></text:p>
          </draw:text-box>
        </draw:frame>
        <draw:custom-shape draw:style-name="gr19" draw:text-style-name="P24" draw:layer="layout" svg:width="3.4cm" svg:height="2.3cm" svg:x="19.4cm" svg:y="11.7cm">
          <text:p text:style-name="P2"><text:span text:style-name="T19">Deprecate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6" presentation:class="page"/>
          <draw:frame presentation:style-name="pr11" draw:text-style-name="P1" draw:layer="layout" svg:width="13.93cm" svg:height="11.393cm" svg:x="2.54cm" svg:y="12.065cm" presentation:class="notes" presentation:placeholder="true">
            <draw:text-box/>
          </draw:frame>
        </presentation:notes>
      </draw:page>
      <draw:page draw:name="page27"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Scope import (1/2)</text:p>
          </draw:text-box>
        </draw:frame>
        <draw:frame presentation:style-name="pr29" draw:text-style-name="P6" draw:layer="layout" svg:width="23.438cm" svg:height="2cm" svg:x="0.562cm" svg:y="3.5cm" presentation:class="outline" presentation:user-transformed="true">
          <draw:text-box>
            <text:list text:style-name="L3">
              <text:list-item>
                <text:p text:style-name="P1">A partir de Maven 2.0.9</text:p>
              </text:list-item>
              <text:list-item>
                <text:p text:style-name="P1">Permet de spécifier des profils de gestion de librairies</text:p>
              </text:list-item>
            </text:list>
          </draw:text-box>
        </draw:frame>
        <draw:frame draw:style-name="gr23" draw:text-style-name="P26" draw:layer="layout" svg:width="14cm" svg:height="12.94cm" svg:x="3.2cm" svg:y="5.7cm">
          <draw:text-box>
            <text:p text:style-name="P7"><text:span text:style-name="T20">&lt;!-- Fichier pom.xml transverse --&gt;</text:span></text:p>
            <text:p text:style-name="P7"><text:span text:style-name="T24">&lt;</text:span><text:span text:style-name="T25">project</text:span><text:span text:style-name="T24">&gt;</text:span></text:p>
            <text:p text:style-name="P7"><text:span text:style-name="T26"><text:s text:c="3"/></text:span><text:span text:style-name="T24">&lt;</text:span><text:span text:style-name="T25">modelVersion</text:span><text:span text:style-name="T24">&gt;</text:span><text:span text:style-name="T26">4.0.0</text:span><text:span text:style-name="T24">&lt;/</text:span><text:span text:style-name="T25">modelVersion</text:span><text:span text:style-name="T24">&gt;</text:span></text:p>
            <text:p text:style-name="P7"><text:span text:style-name="T26"><text:s text:c="3"/></text:span><text:span text:style-name="T24">&lt;</text:span><text:span text:style-name="T25">groupId</text:span><text:span text:style-name="T24">&gt;</text:span><text:span text:style-name="T26">com.zenika.formation</text:span><text:span text:style-name="T24">&lt;/</text:span><text:span text:style-name="T25">groupId</text:span><text:span text:style-name="T24">&gt;</text:span></text:p>
            <text:p text:style-name="P7"><text:span text:style-name="T26"><text:s text:c="3"/></text:span><text:span text:style-name="T24">&lt;</text:span><text:span text:style-name="T25">artifactId</text:span><text:span text:style-name="T24">&gt;</text:span><text:span text:style-name="T26">zenika-technical</text:span><text:span text:style-name="T24">&lt;/</text:span><text:span text:style-name="T25">artifactId</text:span><text:span text:style-name="T24">&gt;</text:span></text:p>
            <text:p text:style-name="P7"><text:span text:style-name="T26"><text:s text:c="3"/></text:span><text:span text:style-name="T24">&lt;</text:span><text:span text:style-name="T25">packaging</text:span><text:span text:style-name="T24">&gt;</text:span><text:span text:style-name="T26">pom</text:span><text:span text:style-name="T24">&lt;/</text:span><text:span text:style-name="T25">packaging</text:span><text:span text:style-name="T24">&gt;</text:span></text:p>
            <text:p text:style-name="P7"><text:span text:style-name="T26"><text:s text:c="3"/></text:span><text:span text:style-name="T24">&lt;</text:span><text:span text:style-name="T25">name</text:span><text:span text:style-name="T24">&gt;</text:span><text:span text:style-name="T26">zenika technical</text:span><text:span text:style-name="T24">&lt;/</text:span><text:span text:style-name="T25">name</text:span><text:span text:style-name="T24">&gt;</text:span></text:p>
            <text:p text:style-name="P7"><text:span text:style-name="T26"><text:s text:c="3"/></text:span><text:span text:style-name="T24">&lt;</text:span><text:span text:style-name="T25">version</text:span><text:span text:style-name="T24">&gt;</text:span><text:span text:style-name="T26">1.0</text:span><text:span text:style-name="T24">&lt;/</text:span><text:span text:style-name="T25">version</text:span><text:span text:style-name="T24">&gt;</text:span></text:p>
            <text:p text:style-name="P7"><text:span text:style-name="T20"/></text:p>
            <text:p text:style-name="P7"><text:span text:style-name="T26"><text:s text:c="3"/></text:span><text:span text:style-name="T24">&lt;</text:span><text:span text:style-name="T25">dependencyManagement</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6"><text:s text:c="9"/></text:span><text:span text:style-name="T24">&lt;</text:span><text:span text:style-name="T25">dependency</text:span><text:span text:style-name="T24">&gt;</text:span></text:p>
            <text:p text:style-name="P7"><text:span text:style-name="T26"><text:s text:c="12"/></text:span><text:span text:style-name="T24">&lt;</text:span><text:span text:style-name="T25">groupId</text:span><text:span text:style-name="T24">&gt;</text:span><text:span text:style-name="T26">struts</text:span><text:span text:style-name="T24">&lt;/</text:span><text:span text:style-name="T25">groupId</text:span><text:span text:style-name="T24">&gt;</text:span></text:p>
            <text:p text:style-name="P7"><text:span text:style-name="T26"><text:s text:c="12"/></text:span><text:span text:style-name="T24">&lt;</text:span><text:span text:style-name="T25">artifactId</text:span><text:span text:style-name="T24">&gt;</text:span><text:span text:style-name="T26">struts</text:span><text:span text:style-name="T24">&lt;/</text:span><text:span text:style-name="T25">artifactId</text:span><text:span text:style-name="T24">&gt;</text:span></text:p>
            <text:p text:style-name="P16"><text:span text:style-name="T26"><text:s text:c="12"/></text:span><text:span text:style-name="T24">&lt;</text:span><text:span text:style-name="T25">version</text:span><text:span text:style-name="T24">&gt;</text:span><text:span text:style-name="T26">1.2.9</text:span><text:span text:style-name="T24">&lt;/</text:span><text:span text:style-name="T25">version</text:span><text:span text:style-name="T24">&gt;</text:span></text:p>
            <text:p text:style-name="P22"><text:span text:style-name="T32"><text:s text:c="12"/></text:span><text:span text:style-name="T32">&lt;</text:span><text:span text:style-name="T27">scope</text:span><text:span text:style-name="T32">&gt;</text:span><text:span text:style-name="T33">compile</text:span><text:span text:style-name="T32">&lt;/</text:span><text:span text:style-name="T34">scope</text:span><text:span text:style-name="T32">&gt;</text:span></text:p>
            <text:p text:style-name="P7"><text:span text:style-name="T26"><text:s text:c="12"/></text:span><text:span text:style-name="T24">&lt;</text:span><text:span text:style-name="T25">exclusions</text:span><text:span text:style-name="T24">&gt;</text:span></text:p>
            <text:p text:style-name="P7"><text:span text:style-name="T26"><text:s text:c="15"/></text:span><text:span text:style-name="T24">&lt;</text:span><text:span text:style-name="T25">exclusion</text:span><text:span text:style-name="T24">&gt;</text:span></text:p>
            <text:p text:style-name="P7"><text:span text:style-name="T26"><text:s text:c="18"/></text:span><text:span text:style-name="T24">&lt;</text:span><text:span text:style-name="T25">groupId</text:span><text:span text:style-name="T24">&gt;</text:span><text:span text:style-name="T26">antlr</text:span><text:span text:style-name="T24">&lt;/</text:span><text:span text:style-name="T25">groupId</text:span><text:span text:style-name="T24">&gt;</text:span></text:p>
            <text:p text:style-name="P7"><text:span text:style-name="T26"><text:s text:c="18"/></text:span><text:span text:style-name="T24">&lt;</text:span><text:span text:style-name="T25">artifactId</text:span><text:span text:style-name="T24">&gt;</text:span><text:span text:style-name="T26">antlr</text:span><text:span text:style-name="T24">&lt;/</text:span><text:span text:style-name="T25">artifactId</text:span><text:span text:style-name="T24">&gt;</text:span></text:p>
            <text:p text:style-name="P7"><text:span text:style-name="T26"><text:s text:c="15"/></text:span><text:span text:style-name="T24">&lt;/</text:span><text:span text:style-name="T25">exclusion</text:span><text:span text:style-name="T24">&gt;</text:span></text:p>
            <text:p text:style-name="P7"><text:span text:style-name="T20"><text:s/></text:span><text:span text:style-name="T20"><text:tab/></text:span><text:span text:style-name="T20"><text:tab/></text:span><text:span text:style-name="T20"><text:tab/></text:span><text:span text:style-name="T20"> <text:s/></text:span><text:span text:style-name="T20">....</text:span></text:p>
            <text:p text:style-name="P7"><text:span text:style-name="T26"><text:s text:c="12"/></text:span><text:span text:style-name="T24">&lt;/</text:span><text:span text:style-name="T25">exclusions</text:span><text:span text:style-name="T24">&gt;</text:span></text:p>
            <text:p text:style-name="P7"><text:span text:style-name="T26"><text:s text:c="9"/></text:span><text:span text:style-name="T24">&lt;/</text:span><text:span text:style-name="T25">dependency</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6"><text:s text:c="3"/></text:span><text:span text:style-name="T24">&lt;/</text:span><text:span text:style-name="T25">dependencyManagement</text:span><text:span text:style-name="T24">&gt;</text:span></text:p>
            <text:p text:style-name="P7"><text:span text:style-name="T24">&lt;/</text:span><text:span text:style-name="T25">project</text:span><text:span text:style-name="T24">&gt;</text:span></text:p>
          </draw:text-box>
        </draw:frame>
        <presentation:notes draw:style-name="dp2">
          <draw:page-thumbnail draw:style-name="gr1" draw:layer="layout" svg:width="12.572cm" svg:height="9.489cm" svg:x="3.219cm" svg:y="1.908cm" draw:page-number="27" presentation:class="page"/>
          <draw:frame presentation:style-name="pr11" draw:text-style-name="P1" draw:layer="layout" svg:width="13.93cm" svg:height="11.393cm" svg:x="2.54cm" svg:y="12.065cm" presentation:class="notes" presentation:placeholder="true">
            <draw:text-box/>
          </draw:frame>
        </presentation:notes>
      </draw:page>
      <draw:page draw:name="page28" draw:style-name="dp3" draw:master-page-name="zenika-new" presentation:presentation-page-layout-name="AL3T3" presentation:use-footer-name="ftr1">
        <draw:frame presentation:style-name="pr9" draw:text-style-name="P1" draw:layer="layout" svg:width="19.548cm" svg:height="2.771cm" svg:x="0.86cm" svg:y="0.264cm" presentation:class="title">
          <draw:text-box>
            <text:p text:style-name="P1">Scope import (2/2)</text:p>
          </draw:text-box>
        </draw:frame>
        <draw:frame draw:style-name="gr23" draw:text-style-name="P26" draw:layer="layout" svg:width="19.5cm" svg:height="13.876cm" svg:x="0.5cm" svg:y="3.5cm">
          <draw:text-box>
            <text:p text:style-name="P7"><text:span text:style-name="T20">&lt;!-- Fichier pom.xml d'un project (parent ou enfant d'un parent) --&gt;</text:span></text:p>
            <text:p text:style-name="P7"><text:span text:style-name="T24">&lt;</text:span><text:span text:style-name="T25">project</text:span><text:span text:style-name="T24">&gt;</text:span></text:p>
            <text:p text:style-name="P7"><text:span text:style-name="T26"><text:s text:c="3"/></text:span><text:span text:style-name="T24">&lt;</text:span><text:span text:style-name="T25">modelVersion</text:span><text:span text:style-name="T24">&gt;</text:span><text:span text:style-name="T26">4.0.0</text:span><text:span text:style-name="T24">&lt;/</text:span><text:span text:style-name="T25">modelVersion</text:span><text:span text:style-name="T24">&gt;</text:span></text:p>
            <text:p text:style-name="P7"><text:span text:style-name="T26"><text:s text:c="3"/></text:span><text:span text:style-name="T24">&lt;</text:span><text:span text:style-name="T25">groupId</text:span><text:span text:style-name="T24">&gt;</text:span><text:span text:style-name="T26">com.zenika.formation</text:span><text:span text:style-name="T24">&lt;/</text:span><text:span text:style-name="T25">groupId</text:span><text:span text:style-name="T24">&gt;</text:span></text:p>
            <text:p text:style-name="P7"><text:span text:style-name="T26"><text:s text:c="3"/></text:span><text:span text:style-name="T24">&lt;</text:span><text:span text:style-name="T25">artifactId</text:span><text:span text:style-name="T24">&gt;</text:span><text:span text:style-name="T26">zenika-web</text:span><text:span text:style-name="T24">&lt;/</text:span><text:span text:style-name="T25">artifactId</text:span><text:span text:style-name="T24">&gt;</text:span></text:p>
            <text:p text:style-name="P7"><text:span text:style-name="T26"><text:s text:c="3"/></text:span><text:span text:style-name="T24">&lt;</text:span><text:span text:style-name="T25">packaging</text:span><text:span text:style-name="T24">&gt;</text:span><text:span text:style-name="T26">war</text:span><text:span text:style-name="T24">&lt;/</text:span><text:span text:style-name="T25">packaging</text:span><text:span text:style-name="T24">&gt;</text:span></text:p>
            <text:p text:style-name="P7"><text:span text:style-name="T26"><text:s text:c="3"/></text:span><text:span text:style-name="T24">&lt;</text:span><text:span text:style-name="T25">name</text:span><text:span text:style-name="T24">&gt;</text:span><text:span text:style-name="T26">resanet webapp</text:span><text:span text:style-name="T24">&lt;/</text:span><text:span text:style-name="T25">name</text:span><text:span text:style-name="T24">&gt;</text:span></text:p>
            <text:p text:style-name="P7"><text:span text:style-name="T26"><text:s text:c="3"/></text:span><text:span text:style-name="T24">&lt;</text:span><text:span text:style-name="T25">version</text:span><text:span text:style-name="T24">&gt;</text:span><text:span text:style-name="T26">1.0</text:span><text:span text:style-name="T24">&lt;/</text:span><text:span text:style-name="T25">version</text:span><text:span text:style-name="T24">&gt;</text:span></text:p>
            <text:p text:style-name="P7"><text:span text:style-name="T20"/></text:p>
            <text:p text:style-name="P7"><text:span text:style-name="T26"><text:s text:c="3"/></text:span><text:span text:style-name="T24">&lt;</text:span><text:span text:style-name="T25">dependencyManagement</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6"><text:s text:c="9"/></text:span><text:span text:style-name="T24">&lt;</text:span><text:span text:style-name="T25">dependency</text:span><text:span text:style-name="T24">&gt;</text:span></text:p>
            <text:p text:style-name="P7"><text:span text:style-name="T26"><text:s text:c="12"/></text:span><text:span text:style-name="T24">&lt;</text:span><text:span text:style-name="T25">groupId</text:span><text:span text:style-name="T24">&gt;</text:span><text:span text:style-name="T26">com.zenika.formation</text:span><text:span text:style-name="T24">&lt;/</text:span><text:span text:style-name="T25">groupId</text:span><text:span text:style-name="T24">&gt;</text:span></text:p>
            <text:p text:style-name="P7"><text:span text:style-name="T26"><text:s text:c="12"/></text:span><text:span text:style-name="T24">&lt;</text:span><text:span text:style-name="T25">artifactId</text:span><text:span text:style-name="T24">&gt;</text:span><text:span text:style-name="T26">zenika-technical</text:span><text:span text:style-name="T24">&lt;/</text:span><text:span text:style-name="T25">artifactId</text:span><text:span text:style-name="T24">&gt;</text:span></text:p>
            <text:p text:style-name="P7"><text:span text:style-name="T26"><text:s text:c="12"/></text:span><text:span text:style-name="T24">&lt;</text:span><text:span text:style-name="T25">version</text:span><text:span text:style-name="T24">&gt;</text:span><text:span text:style-name="T26">1.0</text:span><text:span text:style-name="T24">&lt;/</text:span><text:span text:style-name="T25">version</text:span><text:span text:style-name="T24">&gt;</text:span></text:p>
            <text:p text:style-name="P7"><text:span text:style-name="T26"><text:s text:c="12"/></text:span><text:span text:style-name="T24">&lt;</text:span><text:span text:style-name="T25">type</text:span><text:span text:style-name="T24">&gt;</text:span><text:span text:style-name="T26">pom</text:span><text:span text:style-name="T24">&lt;/</text:span><text:span text:style-name="T25">type</text:span><text:span text:style-name="T24">&gt;</text:span></text:p>
            <text:p text:style-name="P7"><text:span text:style-name="T26"><text:s text:c="12"/></text:span><text:span text:style-name="T24">&lt;</text:span><text:span text:style-name="T25">scope</text:span><text:span text:style-name="T24">&gt;</text:span><text:span text:style-name="T26">import</text:span><text:span text:style-name="T24">&lt;/</text:span><text:span text:style-name="T25">scope</text:span><text:span text:style-name="T24">&gt;</text:span></text:p>
            <text:p text:style-name="P7"><text:span text:style-name="T26"><text:s text:c="9"/></text:span><text:span text:style-name="T24">&lt;/</text:span><text:span text:style-name="T25">dependency</text:span><text:span text:style-name="T24">&gt;</text:span></text:p>
            <text:p text:style-name="P7"><text:span text:style-name="T26"><text:s text:c="6"/></text:span><text:span text:style-name="T24">&lt;/</text:span><text:span text:style-name="T25">dependencies</text:span><text:span text:style-name="T24">&gt;</text:span></text:p>
            <text:p text:style-name="P7"><text:span text:style-name="T26"><text:s text:c="3"/></text:span><text:span text:style-name="T24">&lt;/</text:span><text:span text:style-name="T25">dependencyManagement</text:span><text:span text:style-name="T24">&gt;</text:span></text:p>
            <text:p text:style-name="P7"><text:span text:style-name="T20"/></text:p>
            <text:p text:style-name="P7"><text:span text:style-name="T26"><text:s text:c="3"/></text:span><text:span text:style-name="T24">&lt;</text:span><text:span text:style-name="T25">dependencies</text:span><text:span text:style-name="T24">&gt;</text:span></text:p>
            <text:p text:style-name="P7"><text:span text:style-name="T26"><text:s text:c="6"/></text:span><text:span text:style-name="T24">&lt;</text:span><text:span text:style-name="T25">dependency</text:span><text:span text:style-name="T24">&gt;</text:span></text:p>
            <text:p text:style-name="P7"><text:span text:style-name="T26"><text:s text:c="9"/></text:span><text:span text:style-name="T24">&lt;</text:span><text:span text:style-name="T25">groupId</text:span><text:span text:style-name="T24">&gt;</text:span><text:span text:style-name="T26">struts</text:span><text:span text:style-name="T24">&lt;/</text:span><text:span text:style-name="T25">groupId</text:span><text:span text:style-name="T24">&gt;</text:span></text:p>
            <text:p text:style-name="P7"><text:span text:style-name="T26"><text:s text:c="9"/></text:span><text:span text:style-name="T24">&lt;</text:span><text:span text:style-name="T25">artifactId</text:span><text:span text:style-name="T24">&gt;</text:span><text:span text:style-name="T26">struts</text:span><text:span text:style-name="T24">&lt;/</text:span><text:span text:style-name="T25">artifactId</text:span><text:span text:style-name="T24">&gt;</text:span></text:p>
            <text:p text:style-name="P7"><text:span text:style-name="T26"><text:s text:c="6"/></text:span><text:span text:style-name="T24">&lt;/</text:span><text:span text:style-name="T25">dependency</text:span><text:span text:style-name="T24">&gt;</text:span></text:p>
            <text:p text:style-name="P7"><text:span text:style-name="T26"><text:s text:c="3"/></text:span><text:span text:style-name="T24">&lt;/</text:span><text:span text:style-name="T25">dependencies</text:span><text:span text:style-name="T24">&gt;</text:span></text:p>
            <text:p text:style-name="P7"><text:span text:style-name="T20"/></text:p>
            <text:p text:style-name="P7"><text:span text:style-name="T24">&lt;/</text:span><text:span text:style-name="T25">project</text:span><text:span text:style-name="T24">&gt;</text:span></text:p>
          </draw:text-box>
        </draw:frame>
        <draw:custom-shape draw:style-name="gr19" draw:text-style-name="P24" draw:layer="layout" svg:width="4cm" svg:height="3cm" svg:x="17.5cm" svg:y="4.5cm">
          <text:p text:style-name="P2"><text:span text:style-name="T19">Similaire à </text:span><text:span text:style-name="T19"><text:line-break/></text:span><text:span text:style-name="T19">une inclus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8" presentation:class="page"/>
          <draw:frame presentation:style-name="pr11" draw:text-style-name="P4" draw:layer="layout" svg:width="13.93cm" svg:height="11.393cm" svg:x="2.54cm" svg:y="12.065cm" presentation:class="notes" presentation:placeholder="true">
            <draw:text-box/>
          </draw:frame>
        </presentation:notes>
      </draw:page>
      <draw:page draw:name="page29"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Type de dépendance</text:p>
          </draw:text-box>
        </draw:frame>
        <draw:frame presentation:style-name="pr8" draw:text-style-name="P6" draw:layer="layout" svg:width="23.438cm" svg:height="14.03cm" svg:x="0.86cm" svg:y="4.233cm" presentation:class="outline" presentation:user-transformed="true">
          <draw:text-box>
            <text:list text:style-name="L3">
              <text:list-item>
                <text:p text:style-name="P1">Par défaut, une dépendance est du type jar (projet simple)</text:p>
              </text:list-item>
              <text:list-item>
                <text:p text:style-name="P1">On peut également spécifier le type du projet en dépendance afin de dépendre d'un WAR, EAR, ...</text:p>
              </text:list-item>
            </text:list>
          </draw:text-box>
        </draw:frame>
        <draw:frame draw:style-name="gr3" draw:text-style-name="P17" draw:layer="layout" svg:width="14.5cm" svg:height="3.765cm" svg:x="1.5cm" svg:y="8cm">
          <draw:text-box>
            <text:p text:style-name="P7"><text:span text:style-name="T11">&lt;</text:span><text:span text:style-name="T12">dependency</text:span><text:span text:style-name="T11">&gt;</text:span></text:p>
            <text:p text:style-name="P7"><text:span text:style-name="T13"><text:s text:c="2"/></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2"/></text:span><text:span text:style-name="T11">&lt;</text:span><text:span text:style-name="T12">artifactId</text:span><text:span text:style-name="T11">&gt;</text:span><text:span text:style-name="T4">zenika-war</text:span><text:span text:style-name="T11">&lt;/</text:span><text:span text:style-name="T12">artifactId</text:span><text:span text:style-name="T11">&gt;</text:span></text:p>
            <text:p text:style-name="P7"><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s/></text:span><text:span text:style-name="T4"><text:s/></text:span><text:span text:style-name="T2">&lt;</text:span><text:span text:style-name="T3">type</text:span><text:span text:style-name="T2">&gt;</text:span><text:span text:style-name="T4">war</text:span><text:span text:style-name="T2">&lt;/</text:span><text:span text:style-name="T3">type</text:span><text:span text:style-name="T2">&gt;</text:span></text:p>
            <text:p text:style-name="P7"><text:span text:style-name="T11">&lt;/</text:span><text:span text:style-name="T12">dependency</text:span><text:span text:style-name="T11">&gt;</text:span></text:p>
          </draw:text-box>
        </draw:frame>
        <draw:frame draw:style-name="gr3" draw:text-style-name="P17" draw:layer="layout" svg:width="14.5cm" svg:height="3.765cm" svg:x="1.5cm" svg:y="13cm">
          <draw:text-box>
            <text:p text:style-name="P7"><text:span text:style-name="T11">&lt;</text:span><text:span text:style-name="T12">dependency</text:span><text:span text:style-name="T11">&gt;</text:span></text:p>
            <text:p text:style-name="P7"><text:span text:style-name="T13"><text:s text:c="2"/></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2"/></text:span><text:span text:style-name="T11">&lt;</text:span><text:span text:style-name="T12">artifactId</text:span><text:span text:style-name="T11">&gt;</text:span><text:span text:style-name="T4">zenika-ear</text:span><text:span text:style-name="T11">&lt;/</text:span><text:span text:style-name="T12">artifactId</text:span><text:span text:style-name="T11">&gt;</text:span></text:p>
            <text:p text:style-name="P7"><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s text:c="2"/></text:span><text:span text:style-name="T2">&lt;</text:span><text:span text:style-name="T3">type</text:span><text:span text:style-name="T2">&gt;</text:span><text:span text:style-name="T4">ear</text:span><text:span text:style-name="T2">&lt;/</text:span><text:span text:style-name="T3">type</text:span><text:span text:style-name="T2">&gt;</text:span></text:p>
            <text:p text:style-name="P7"><text:span text:style-name="T11">&lt;/</text:span><text:span text:style-name="T12">dependency</text:span><text:span text:style-name="T11">&gt;</text:span></text:p>
          </draw:text-box>
        </draw:frame>
        <draw:custom-shape draw:style-name="gr19" draw:text-style-name="P21" draw:layer="layout" svg:width="6.918cm" svg:height="4.6cm" svg:x="16.582cm" svg:y="9cm">
          <text:p text:style-name="P2"><text:span text:style-name="T19">Le type correspond </text:span><text:span text:style-name="T19"><text:line-break/></text:span><text:span text:style-name="T19">à l'extension </text:span><text:span text:style-name="T19"><text:line-break/></text:span><text:span text:style-name="T19">de l'artefact </text:span><text:span text:style-name="T19"><text:line-break/></text:span><text:span text:style-name="T19">dans le repository Mave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9" presentation:class="page"/>
          <draw:frame presentation:style-name="pr3" draw:text-style-name="P4" draw:layer="layout" svg:width="13.93cm" svg:height="11.393cm" svg:x="2.54cm" svg:y="12.065cm" presentation:class="notes" presentation:placeholder="true">
            <draw:text-box/>
          </draw:frame>
        </presentation:notes>
      </draw:page>
      <draw:page draw:name="page30"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Classifier</text:p>
          </draw:text-box>
        </draw:frame>
        <draw:frame presentation:style-name="pr19" draw:text-style-name="P6" draw:layer="layout" svg:width="23.438cm" svg:height="14.03cm" svg:x="0.86cm" svg:y="4.233cm" presentation:class="outline" presentation:user-transformed="true">
          <draw:text-box>
            <text:list text:style-name="L3">
              <text:list-item>
                <text:p text:style-name="P1">Pour chaque dépendance, on peut ajouter l'information <text:s/>concernant la nature de l'artefact</text:p>
              </text:list-item>
            </text:list>
          </draw:text-box>
        </draw:frame>
        <draw:frame draw:style-name="gr2" draw:text-style-name="P17" draw:layer="layout" svg:width="14.5cm" svg:height="5.49cm" svg:x="1.5cm" svg:y="6.253cm">
          <draw:text-box>
            <text:p text:style-name="P7"><text:span text:style-name="T11">&lt;</text:span><text:span text:style-name="T12">dependencies</text:span><text:span text:style-name="T11">&gt;</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org.testing</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testing</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5.1</text:span><text:span text:style-name="T11">&lt;/</text:span><text:span text:style-name="T12">version</text:span><text:span text:style-name="T11">&gt;</text:span></text:p>
            <text:p text:style-name="P7"><text:span text:style-name="T13"><text:tab/></text:span><text:span text:style-name="T2">&lt;</text:span><text:span text:style-name="T3">classifier</text:span><text:span text:style-name="T2">&gt;</text:span><text:span text:style-name="T4">jdk15</text:span><text:span text:style-name="T2">&lt;/</text:span><text:span text:style-name="T3">classifier</text:span><text:span text:style-name="T2">&gt;</text:span></text:p>
            <text:p text:style-name="P7"><text:span text:style-name="T13"><text:tab/></text:span><text:span text:style-name="T11">&lt;</text:span><text:span text:style-name="T12">scope</text:span><text:span text:style-name="T11">&gt;</text:span><text:span text:style-name="T13">test</text:span><text:span text:style-name="T11">&lt;/</text:span><text:span text:style-name="T12">scope</text:span><text:span text:style-name="T11">&gt;</text:span></text:p>
            <text:p text:style-name="P7"><text:span text:style-name="T13"><text:s text:c="2"/></text:span><text:span text:style-name="T11">&lt;/</text:span><text:span text:style-name="T12">dependency</text:span><text:span text:style-name="T11">&gt;</text:span></text:p>
            <text:p text:style-name="P7"><text:span text:style-name="T11">&lt;/</text:span><text:span text:style-name="T12">dependencies</text:span><text:span text:style-name="T11">&gt;</text:span></text:p>
          </draw:text-box>
        </draw:frame>
        <draw:frame draw:style-name="gr2" draw:text-style-name="P17" draw:layer="layout" svg:width="14.5cm" svg:height="5.49cm" svg:x="1.5cm" svg:y="12.5cm">
          <draw:text-box>
            <text:p text:style-name="P7"><text:span text:style-name="T11">&lt;</text:span><text:span text:style-name="T12">dependencies</text:span><text:span text:style-name="T11">&gt;</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com.zenika</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zenika-ear</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tab/></text:span><text:span text:style-name="T11">&lt;</text:span><text:span text:style-name="T12">type</text:span><text:span text:style-name="T11">&gt;</text:span><text:span text:style-name="T13">ear</text:span><text:span text:style-name="T11">&lt;/</text:span><text:span text:style-name="T12">type</text:span><text:span text:style-name="T11">&gt;</text:span></text:p>
            <text:p text:style-name="P7"><text:span text:style-name="T4"><text:tab/></text:span><text:span text:style-name="T2">&lt;</text:span><text:span text:style-name="T3">classifier</text:span><text:span text:style-name="T2">&gt;</text:span><text:span text:style-name="T4">clover</text:span><text:span text:style-name="T2">&lt;/</text:span><text:span text:style-name="T3">classifier</text:span><text:span text:style-name="T2">&gt;</text:span></text:p>
            <text:p text:style-name="P7"><text:span text:style-name="T13"><text:s text:c="2"/></text:span><text:span text:style-name="T11">&lt;/</text:span><text:span text:style-name="T12">dependency</text:span><text:span text:style-name="T11">&gt;</text:span></text:p>
            <text:p text:style-name="P7"><text:span text:style-name="T11">&lt;/</text:span><text:span text:style-name="T12">dependencies</text:span><text:span text:style-name="T11">&gt;</text:span></text:p>
          </draw:text-box>
        </draw:frame>
        <draw:custom-shape draw:style-name="gr19" draw:text-style-name="P24" draw:layer="layout" svg:width="9cm" svg:height="4cm" svg:x="14cm" svg:y="10cm">
          <text:p text:style-name="P2"><text:span text:style-name="T35">Le classifier correspond dans </text:span><text:span text:style-name="T35"><text:line-break/></text:span><text:span text:style-name="T35">le repository Maven </text:span><text:span text:style-name="T35"><text:line-break/></text:span><text:span text:style-name="T35">à la sémantique</text:span><text:span text:style-name="T35"><text:line-break/></text:span><text:span text:style-name="T35">[artifactId]-[version]-[classifier].[type]</text:span><text:span text:style-name="T19"><text:line-break/></text:span><text:span text:style-name="T19"/></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0" presentation:class="page"/>
          <draw:frame presentation:style-name="pr11" draw:text-style-name="P1" draw:layer="layout" svg:width="13.93cm" svg:height="11.393cm" svg:x="2.54cm" svg:y="12.065cm" presentation:class="notes" presentation:placeholder="true">
            <draw:text-box/>
          </draw:frame>
        </presentation:notes>
      </draw:page>
      <draw:page draw:name="page31" draw:style-name="dp3" draw:master-page-name="zenika-new" presentation:presentation-page-layout-name="AL2T1" presentation:use-footer-name="ftr1">
        <draw:frame presentation:style-name="pr9" draw:text-style-name="P1" draw:layer="layout" svg:width="19.548cm" svg:height="2.771cm" svg:x="0.86cm" svg:y="0.264cm" presentation:class="title">
          <draw:text-box>
            <text:p text:style-name="P1">Attribut &lt;optional&gt;</text:p>
          </draw:text-box>
        </draw:frame>
        <draw:frame presentation:style-name="pr30" draw:text-style-name="P6" draw:layer="layout" svg:width="23.438cm" svg:height="3.767cm" svg:x="0.5cm" svg:y="3.5cm" presentation:class="outline" presentation:user-transformed="true">
          <draw:text-box>
            <text:list text:style-name="L3">
              <text:list-item>
                <text:p text:style-name="P1">Utilisation en cas de livraison du projet Maven<text:line-break/></text:p>
              </text:list-item>
              <text:list-item>
                <text:p text:style-name="P1">Permet d'éviter l'utilisation des balises &lt;exclusion&gt; pour les projets utilisant ce projet Maven</text:p>
              </text:list-item>
            </text:list>
          </draw:text-box>
        </draw:frame>
        <draw:frame draw:style-name="gr24" draw:text-style-name="P20" draw:layer="layout" svg:width="19.5cm" svg:height="6.64cm" svg:x="1.5cm" svg:y="7.247cm">
          <draw:text-box>
            <text:p text:style-name="P7"><text:span text:style-name="T16">&lt;!-- Fichier pom.xml --&gt;</text:span></text:p>
            <text:p text:style-name="P7"><text:span text:style-name="T11">&lt;</text:span><text:span text:style-name="T12">dependencies</text:span><text:span text:style-name="T11">&gt;</text:span></text:p>
            <text:p text:style-name="P7"><text:span text:style-name="T11"><text:tab/></text:span><text:span text:style-name="T11">...</text:span></text:p>
            <text:p text:style-name="P7"><text:span text:style-name="T13"><text:tab/></text:span><text:span text:style-name="T11">&lt;</text:span><text:span text:style-name="T12">dependency</text:span><text:span text:style-name="T11">&gt;</text:span></text:p>
            <text:p text:style-name="P7"><text:span text:style-name="T13"><text:tab/></text:span><text:span text:style-name="T13"><text:tab/></text:span><text:span text:style-name="T11">&lt;</text:span><text:span text:style-name="T12">groupId</text:span><text:span text:style-name="T11">&gt;</text:span><text:span text:style-name="T13">xml-apis</text:span><text:span text:style-name="T11">&lt;/</text:span><text:span text:style-name="T12">groupId</text:span><text:span text:style-name="T11">&gt;</text:span></text:p>
            <text:p text:style-name="P7"><text:span text:style-name="T13"><text:tab/></text:span><text:span text:style-name="T13"><text:tab/></text:span><text:span text:style-name="T11">&lt;</text:span><text:span text:style-name="T12">artifactId</text:span><text:span text:style-name="T11">&gt;</text:span><text:span text:style-name="T13">xml-apis</text:span><text:span text:style-name="T11">&lt;/</text:span><text:span text:style-name="T12">artifactId</text:span><text:span text:style-name="T11">&gt;</text:span></text:p>
            <text:p text:style-name="P7"><text:span text:style-name="T13"><text:tab/></text:span><text:span text:style-name="T13"><text:tab/></text:span><text:span text:style-name="T11">&lt;</text:span><text:span text:style-name="T12">version</text:span><text:span text:style-name="T11">&gt;</text:span><text:span text:style-name="T13">1.0.b2</text:span><text:span text:style-name="T11">&lt;/</text:span><text:span text:style-name="T12">version</text:span><text:span text:style-name="T11">&gt;</text:span></text:p>
            <text:p text:style-name="P7"><text:span text:style-name="T13"><text:tab/></text:span><text:span text:style-name="T13"><text:tab/></text:span><text:span text:style-name="T2">&lt;</text:span><text:span text:style-name="T3">optional</text:span><text:span text:style-name="T2">&gt;</text:span><text:span text:style-name="T4">true</text:span><text:span text:style-name="T2">&lt;/</text:span><text:span text:style-name="T3">optional</text:span><text:span text:style-name="T2">&gt;</text:span></text:p>
            <text:p text:style-name="P7"><text:span text:style-name="T13"><text:tab/></text:span><text:span text:style-name="T11">&lt;/</text:span><text:span text:style-name="T12">dependency</text:span><text:span text:style-name="T11">&gt;</text:span></text:p>
            <text:p text:style-name="P7"><text:span text:style-name="T11"><text:tab/></text:span><text:span text:style-name="T11">...</text:span></text:p>
            <text:p text:style-name="P7"><text:span text:style-name="T11">&lt;/</text:span><text:span text:style-name="T12">dependencies</text:span><text:span text:style-name="T11">&gt;</text:span></text:p>
          </draw:text-box>
        </draw:frame>
        <draw:frame presentation:style-name="pr30" draw:text-style-name="P6" draw:layer="layout" svg:width="23.438cm" svg:height="5.597cm" svg:x="0.562cm" svg:y="14cm" presentation:class="outline" presentation:user-transformed="true">
          <draw:text-box>
            <text:list text:style-name="L3">
              <text:list-item>
                <text:p text:style-name="P1"><text:span text:style-name="T10">Attention:</text:span></text:p>
                <text:list>
                  <text:list-item>
                    <text:p text:style-name="P1">Supporte la transitivité dans le cas d'une utilisation web</text:p>
                  </text:list-item>
                  <text:list-item>
                    <text:p text:style-name="P1">La librairie ne sera pas empaquetée mais sera référencée dans le classpath du manifest avec ses dépendances transitives<text:line-break/></text:p>
                  </text:list-item>
                </text:list>
              </text:list-item>
            </text:list>
          </draw:text-box>
        </draw:frame>
        <presentation:notes draw:style-name="dp2">
          <draw:page-thumbnail draw:style-name="gr1" draw:layer="layout" svg:width="12.572cm" svg:height="9.489cm" svg:x="3.219cm" svg:y="1.908cm" draw:page-number="31" presentation:class="page"/>
          <draw:frame presentation:style-name="pr23" draw:text-style-name="P1" draw:layer="layout" svg:width="13.93cm" svg:height="11.142cm" svg:x="2.54cm" svg:y="12.065cm" presentation:class="notes" presentation:user-transformed="true">
            <draw:text-box>
              <text:p text:style-name="P1">Remarque : Pas possible d'inclure une libraire dans WEB-INF/lib mais pas dans le classpath du <text:s/>manifest</text:p>
              <text:p text:style-name="P1"/>
              <text:p text:style-name="P1"/>
              <text:p text:style-name="P1"/>
            </draw:text-box>
          </draw:frame>
        </presentation:notes>
      </draw:page>
      <draw:page draw:name="page32"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Gestion des dépendances</text:p>
          </draw:text-box>
        </draw:frame>
        <draw:frame draw:style-name="gr25" draw:text-style-name="P18" draw:layer="layout" svg:width="7cm" svg:height="0.987cm" svg:x="1.5cm" svg:y="5.3cm">
          <draw:text-box>
            <text:p text:style-name="P16"><text:span text:style-name="T15">mvn dependency:resolve</text:span></text:p>
          </draw:text-box>
        </draw:frame>
        <draw:frame draw:style-name="gr25" draw:text-style-name="P18" draw:layer="layout" svg:width="7cm" svg:height="0.987cm" svg:x="1.5cm" svg:y="10.013cm">
          <draw:text-box>
            <text:p text:style-name="P16"><text:span text:style-name="T15">mvn dependency:tree</text:span></text:p>
          </draw:text-box>
        </draw:frame>
        <draw:frame presentation:style-name="pr31" draw:text-style-name="P6" draw:layer="layout" svg:width="23.438cm" svg:height="1.267cm" svg:x="0.86cm" svg:y="4.233cm" presentation:class="outline" presentation:user-transformed="true">
          <draw:text-box>
            <text:list text:style-name="L3">
              <text:list-item>
                <text:p text:style-name="P1">Liste des dépendances et dépendances transitives</text:p>
              </text:list-item>
            </text:list>
          </draw:text-box>
        </draw:frame>
        <draw:frame presentation:style-name="pr31" draw:text-style-name="P6" draw:layer="layout" svg:width="23.438cm" svg:height="1.737cm" svg:x="1cm" svg:y="8cm" presentation:class="outline" presentation:user-transformed="true">
          <draw:text-box>
            <text:list text:style-name="L3">
              <text:list-item>
                <text:p text:style-name="P1">Arbre des dépendances avec les dépendances transitives correspondantes</text:p>
              </text:list-item>
            </text:list>
          </draw:text-box>
        </draw:frame>
        <draw:frame draw:style-name="gr26" draw:text-style-name="P27" draw:layer="layout" svg:width="3.347cm" svg:height="1.987cm" svg:x="21.464cm" svg:y="16.615cm">
          <draw:text-box>
            <text:p text:style-name="P1"><text:span text:style-name="T36">TP1</text:span></text:p>
          </draw:text-box>
        </draw:frame>
        <draw:frame presentation:style-name="pr31" draw:text-style-name="P6" draw:layer="layout" svg:width="23.438cm" svg:height="1.737cm" svg:x="1cm" svg:y="12.5cm" presentation:class="outline" presentation:user-transformed="true">
          <draw:text-box>
            <text:list text:style-name="L3">
              <text:list-item>
                <text:p text:style-name="P1">Rapport des dépendances <text:line-break/>(dans « target/site/dependencies.html »)</text:p>
              </text:list-item>
            </text:list>
          </draw:text-box>
        </draw:frame>
        <draw:frame draw:style-name="gr17" draw:text-style-name="P18" draw:layer="layout" svg:width="3cm" svg:height="1cm" svg:x="1.5cm" svg:y="14.5cm">
          <draw:text-box>
            <text:p text:style-name="P16"><text:span text:style-name="T15">mvn site</text:span></text:p>
          </draw:text-box>
        </draw:frame>
        <presentation:notes draw:style-name="dp2">
          <draw:page-thumbnail draw:style-name="gr1" draw:layer="layout" svg:width="12.572cm" svg:height="9.489cm" svg:x="3.219cm" svg:y="1.908cm" draw:page-number="32" presentation:class="page"/>
          <draw:frame presentation:style-name="pr3" draw:text-style-name="P4"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1"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33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1" style:font-size-asian="20pt" style:language-asian="zxx" style:country-asian="none" style:font-style-asian="italic" style:font-weight-asian="normal" style:font-name-complex="Arial Unicode MS1"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page-number="1"/>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ber&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office:forms form:automatic-focus="false" form:apply-design-mode="false"/>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MacOSX_X86_64 LibreOffice_project/05dceb5d363845f2cf968344d7adab8dcfb2ba71</meta:generator>
    <meta:initial-creator>Grégory BOISSINOT</meta:initial-creator>
    <meta:creation-date>2008-03-10T13:37:04</meta:creation-date>
    <dc:date>2014-03-16T22:20:19.204590000</dc:date>
    <meta:editing-cycles>291</meta:editing-cycles>
    <meta:editing-duration>P1DT6H3M57S</meta:editing-duration>
    <dc:creator>Gregory Boissinot</dc:creator>
    <meta:document-statistic meta:object-count="246"/>
    <meta:user-defined meta:name="Info 1"/>
    <meta:user-defined meta:name="Info 2"/>
    <meta:user-defined meta:name="Info 3"/>
    <meta:user-defined meta:name="Info 4"/>
  </office:meta>
</office:document-meta>
</file>